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Replacements/Object 9" manifest:media-type=""/>
  <manifest:file-entry manifest:full-path="ObjectReplacements/Object 3" manifest:media-type=""/>
  <manifest:file-entry manifest:full-path="ObjectReplacements/Object 2" manifest:media-type=""/>
  <manifest:file-entry manifest:full-path="ObjectReplacements/Object 1" manifest:media-type=""/>
  <manifest:file-entry manifest:full-path="ObjectReplacements/Object 11" manifest:media-type=""/>
  <manifest:file-entry manifest:full-path="ObjectReplacements/Object 6" manifest:media-type=""/>
  <manifest:file-entry manifest:full-path="ObjectReplacements/Object 4" manifest:media-type=""/>
  <manifest:file-entry manifest:full-path="ObjectReplacements/Object 5" manifest:media-type=""/>
  <manifest:file-entry manifest:full-path="ObjectReplacements/Object 10" manifest:media-type=""/>
  <manifest:file-entry manifest:full-path="ObjectReplacements/Object 7" manifest:media-type=""/>
  <manifest:file-entry manifest:full-path="ObjectReplacements/Object 8" manifest:media-type=""/>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loext:padding="0cm" loext:border="none"/>
    </style:style>
    <style:style style:name="P2" style:family="paragraph" style:parent-style-name="Text_20_body">
      <style:text-properties loext:padding="0.049cm" loext:border="0.06pt solid #d2d2d2"/>
    </style:style>
    <style:style style:name="P3" style:family="paragraph" style:parent-style-name="Text_20_body" style:list-style-name="L1"/>
    <style:style style:name="P4" style:family="paragraph" style:parent-style-name="Text_20_body">
      <style:text-properties officeooo:paragraph-rsid="001d749b"/>
    </style:style>
    <style:style style:name="P5" style:family="paragraph" style:parent-style-name="Text_20_body" style:list-style-name="L3">
      <style:text-properties officeooo:paragraph-rsid="001f3508"/>
    </style:style>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10"/>
    <style:style style:name="P11" style:family="paragraph" style:parent-style-name="Text_20_body" style:list-style-name="L12"/>
    <style:style style:name="P12" style:family="paragraph" style:parent-style-name="Text_20_body" style:list-style-name="L13"/>
    <style:style style:name="P13" style:family="paragraph" style:parent-style-name="Text_20_body" style:list-style-name="L14"/>
    <style:style style:name="P14" style:family="paragraph" style:parent-style-name="Text_20_body" style:list-style-name="L15"/>
    <style:style style:name="P15" style:family="paragraph" style:parent-style-name="Text_20_body" style:list-style-name="L16"/>
    <style:style style:name="P16" style:family="paragraph" style:parent-style-name="Text_20_body" style:list-style-name="L18"/>
    <style:style style:name="P17" style:family="paragraph" style:parent-style-name="Text_20_body" style:list-style-name="L19"/>
    <style:style style:name="P18" style:family="paragraph" style:parent-style-name="Text_20_body" style:list-style-name="L20"/>
    <style:style style:name="P19" style:family="paragraph" style:parent-style-name="Text_20_body" style:list-style-name="L21"/>
    <style:style style:name="P20" style:family="paragraph" style:parent-style-name="Text_20_body" style:list-style-name="L22"/>
    <style:style style:name="P21" style:family="paragraph" style:parent-style-name="Text_20_body" style:list-style-name="L23"/>
    <style:style style:name="P22" style:family="paragraph" style:parent-style-name="Text_20_body" style:list-style-name="L24"/>
    <style:style style:name="P23" style:family="paragraph" style:parent-style-name="Text_20_body" style:list-style-name="L26"/>
    <style:style style:name="P24" style:family="paragraph" style:parent-style-name="Text_20_body" style:list-style-name="L27"/>
    <style:style style:name="P25" style:family="paragraph" style:parent-style-name="Text_20_body" style:list-style-name="L28"/>
    <style:style style:name="P26" style:family="paragraph" style:parent-style-name="Text_20_body" style:list-style-name="L29"/>
    <style:style style:name="P27" style:family="paragraph" style:parent-style-name="Text_20_body" style:list-style-name="L30"/>
    <style:style style:name="P28" style:family="paragraph" style:parent-style-name="Text_20_body" style:list-style-name="L31"/>
    <style:style style:name="P29" style:family="paragraph" style:parent-style-name="Text_20_body" style:list-style-name="L32"/>
    <style:style style:name="P30" style:family="paragraph" style:parent-style-name="Text_20_body" style:list-style-name="L33"/>
    <style:style style:name="P31" style:family="paragraph" style:parent-style-name="Text_20_body" style:list-style-name="L34"/>
    <style:style style:name="P32" style:family="paragraph" style:parent-style-name="Text_20_body" style:list-style-name="L35"/>
    <style:style style:name="P33" style:family="paragraph" style:parent-style-name="Text_20_body" style:list-style-name="L36"/>
    <style:style style:name="P34" style:family="paragraph" style:parent-style-name="Text_20_body" style:list-style-name="L37"/>
    <style:style style:name="P35" style:family="paragraph" style:parent-style-name="Text_20_body" style:list-style-name="L38"/>
    <style:style style:name="P36" style:family="paragraph" style:parent-style-name="Text_20_body" style:list-style-name="L39"/>
    <style:style style:name="P37" style:family="paragraph" style:parent-style-name="Text_20_body" style:list-style-name="L40"/>
    <style:style style:name="P38" style:family="paragraph" style:parent-style-name="Text_20_body" style:list-style-name="L41"/>
    <style:style style:name="P39" style:family="paragraph" style:parent-style-name="Text_20_body" style:list-style-name="L42"/>
    <style:style style:name="P40" style:family="paragraph" style:parent-style-name="Text_20_body" style:list-style-name="L43"/>
    <style:style style:name="P41" style:family="paragraph" style:parent-style-name="Text_20_body" style:list-style-name="L44"/>
    <style:style style:name="P42" style:family="paragraph" style:parent-style-name="Text_20_body" style:list-style-name="L45"/>
    <style:style style:name="P43" style:family="paragraph" style:parent-style-name="Text_20_body" style:list-style-name="L46"/>
    <style:style style:name="P44" style:family="paragraph" style:parent-style-name="Text_20_body" style:list-style-name="L47"/>
    <style:style style:name="P45" style:family="paragraph" style:parent-style-name="Text_20_body" style:list-style-name="L48"/>
    <style:style style:name="P46" style:family="paragraph" style:parent-style-name="Text_20_body" style:list-style-name="L49"/>
    <style:style style:name="P47" style:family="paragraph" style:parent-style-name="Text_20_body" style:list-style-name="L50"/>
    <style:style style:name="P48" style:family="paragraph" style:parent-style-name="Text_20_body" style:list-style-name="L51"/>
    <style:style style:name="P49" style:family="paragraph" style:parent-style-name="Text_20_body" style:list-style-name="L52"/>
    <style:style style:name="P50" style:family="paragraph" style:parent-style-name="Text_20_body" style:list-style-name="L53"/>
    <style:style style:name="P51" style:family="paragraph" style:parent-style-name="Text_20_body" style:list-style-name="L54"/>
    <style:style style:name="P52" style:family="paragraph" style:parent-style-name="Text_20_body" style:list-style-name="L55"/>
    <style:style style:name="P53" style:family="paragraph" style:parent-style-name="Text_20_body" style:list-style-name="L56"/>
    <style:style style:name="P54" style:family="paragraph" style:parent-style-name="Text_20_body" style:list-style-name="L57"/>
    <style:style style:name="P55" style:family="paragraph" style:parent-style-name="Text_20_body" style:list-style-name="L58"/>
    <style:style style:name="P56" style:family="paragraph" style:parent-style-name="Text_20_body" style:list-style-name="L59"/>
    <style:style style:name="P57" style:family="paragraph" style:parent-style-name="Text_20_body" style:list-style-name="L60"/>
    <style:style style:name="P58" style:family="paragraph" style:parent-style-name="Text_20_body" style:list-style-name="L61"/>
    <style:style style:name="P59" style:family="paragraph" style:parent-style-name="Text_20_body" style:list-style-name="L62"/>
    <style:style style:name="P60" style:family="paragraph" style:parent-style-name="Text_20_body" style:list-style-name="L63"/>
    <style:style style:name="P61" style:family="paragraph" style:parent-style-name="Text_20_body" style:list-style-name="L64"/>
    <style:style style:name="P62" style:family="paragraph" style:parent-style-name="Text_20_body" style:list-style-name="L65"/>
    <style:style style:name="P63" style:family="paragraph" style:parent-style-name="Text_20_body" style:list-style-name="L66"/>
    <style:style style:name="P64" style:family="paragraph" style:parent-style-name="Text_20_body" style:list-style-name="L67"/>
    <style:style style:name="P65" style:family="paragraph" style:parent-style-name="Text_20_body" style:list-style-name="L68"/>
    <style:style style:name="P66" style:family="paragraph" style:parent-style-name="Text_20_body" style:list-style-name="L69"/>
    <style:style style:name="P67" style:family="paragraph" style:parent-style-name="Text_20_body" style:list-style-name="L70"/>
    <style:style style:name="P68" style:family="paragraph" style:parent-style-name="Text_20_body" style:list-style-name="L71"/>
    <style:style style:name="P69" style:family="paragraph" style:parent-style-name="Text_20_body" style:list-style-name="L72"/>
    <style:style style:name="P70" style:family="paragraph" style:parent-style-name="Text_20_body" style:list-style-name="L73"/>
    <style:style style:name="P71" style:family="paragraph" style:parent-style-name="Text_20_body" style:list-style-name="L74"/>
    <style:style style:name="P72" style:family="paragraph" style:parent-style-name="Text_20_body" style:list-style-name="L75"/>
    <style:style style:name="P73" style:family="paragraph" style:parent-style-name="Text_20_body" style:list-style-name="L76"/>
    <style:style style:name="P74" style:family="paragraph" style:parent-style-name="Text_20_body" style:list-style-name="L77"/>
    <style:style style:name="P75" style:family="paragraph" style:parent-style-name="Text_20_body" style:list-style-name="L78"/>
    <style:style style:name="P76" style:family="paragraph" style:parent-style-name="Text_20_body" style:list-style-name="L79"/>
    <style:style style:name="P77" style:family="paragraph" style:parent-style-name="Text_20_body" style:list-style-name="L80"/>
    <style:style style:name="P78" style:family="paragraph" style:parent-style-name="Text_20_body" style:list-style-name="L81"/>
    <style:style style:name="P79" style:family="paragraph" style:parent-style-name="Text_20_body" style:list-style-name="L82"/>
    <style:style style:name="P80" style:family="paragraph" style:parent-style-name="Text_20_body" style:list-style-name="L83"/>
    <style:style style:name="P81" style:family="paragraph" style:parent-style-name="Text_20_body" style:list-style-name="L84"/>
    <style:style style:name="P82" style:family="paragraph" style:parent-style-name="Text_20_body" style:list-style-name="L85"/>
    <style:style style:name="P83" style:family="paragraph" style:parent-style-name="Text_20_body" style:list-style-name="L86"/>
    <style:style style:name="P84" style:family="paragraph" style:parent-style-name="Text_20_body" style:list-style-name="L87"/>
    <style:style style:name="P85" style:family="paragraph" style:parent-style-name="Text_20_body" style:list-style-name="L88"/>
    <style:style style:name="P86" style:family="paragraph" style:parent-style-name="Text_20_body" style:list-style-name="L89"/>
    <style:style style:name="P87" style:family="paragraph" style:parent-style-name="Text_20_body" style:list-style-name="L90"/>
    <style:style style:name="P88" style:family="paragraph" style:parent-style-name="Text_20_body" style:list-style-name="L91"/>
    <style:style style:name="P89" style:family="paragraph" style:parent-style-name="Text_20_body" style:list-style-name="L92"/>
    <style:style style:name="P90" style:family="paragraph" style:parent-style-name="Text_20_body" style:list-style-name="L93"/>
    <style:style style:name="P91" style:family="paragraph" style:parent-style-name="Text_20_body" style:list-style-name="L94"/>
    <style:style style:name="P92" style:family="paragraph" style:parent-style-name="Text_20_body" style:list-style-name="L95"/>
    <style:style style:name="P93" style:family="paragraph" style:parent-style-name="Text_20_body" style:list-style-name="L96"/>
    <style:style style:name="P94" style:family="paragraph" style:parent-style-name="Text_20_body" style:list-style-name="L97"/>
    <style:style style:name="P95" style:family="paragraph" style:parent-style-name="Text_20_body" style:list-style-name="L98"/>
    <style:style style:name="P96" style:family="paragraph" style:parent-style-name="Text_20_body" style:list-style-name="L99"/>
    <style:style style:name="P97" style:family="paragraph" style:parent-style-name="Text_20_body" style:list-style-name="L100"/>
    <style:style style:name="P98" style:family="paragraph" style:parent-style-name="Text_20_body" style:list-style-name="L101"/>
    <style:style style:name="P99" style:family="paragraph" style:parent-style-name="Text_20_body" style:list-style-name="L102"/>
    <style:style style:name="P100" style:family="paragraph" style:parent-style-name="Text_20_body" style:list-style-name="L103"/>
    <style:style style:name="P101" style:family="paragraph" style:parent-style-name="Text_20_body" style:list-style-name="L104"/>
    <style:style style:name="P102" style:family="paragraph" style:parent-style-name="Text_20_body" style:list-style-name="L105"/>
    <style:style style:name="P103" style:family="paragraph" style:parent-style-name="Text_20_body" style:list-style-name="L106"/>
    <style:style style:name="P104" style:family="paragraph" style:parent-style-name="Text_20_body" style:list-style-name="L107"/>
    <style:style style:name="P105" style:family="paragraph" style:parent-style-name="Text_20_body" style:list-style-name="L108"/>
    <style:style style:name="P106" style:family="paragraph" style:parent-style-name="Text_20_body" style:list-style-name="L109"/>
    <style:style style:name="P107" style:family="paragraph" style:parent-style-name="Text_20_body" style:list-style-name="L110"/>
    <style:style style:name="P108" style:family="paragraph" style:parent-style-name="Text_20_body" style:list-style-name="L111"/>
    <style:style style:name="P109" style:family="paragraph" style:parent-style-name="Text_20_body" style:list-style-name="L112"/>
    <style:style style:name="P110" style:family="paragraph" style:parent-style-name="Text_20_body" style:list-style-name="L113"/>
    <style:style style:name="P111" style:family="paragraph" style:parent-style-name="Text_20_body" style:list-style-name="L114"/>
    <style:style style:name="P112" style:family="paragraph" style:parent-style-name="Text_20_body" style:list-style-name="L115"/>
    <style:style style:name="P113" style:family="paragraph" style:parent-style-name="Text_20_body" style:list-style-name="L116"/>
    <style:style style:name="P114" style:family="paragraph" style:parent-style-name="Text_20_body" style:list-style-name="L117"/>
    <style:style style:name="P115" style:family="paragraph" style:parent-style-name="Text_20_body" style:list-style-name="L118"/>
    <style:style style:name="P116" style:family="paragraph" style:parent-style-name="Text_20_body" style:list-style-name="L119"/>
    <style:style style:name="P117" style:family="paragraph" style:parent-style-name="Text_20_body" style:list-style-name="L120"/>
    <style:style style:name="P118" style:family="paragraph" style:parent-style-name="Text_20_body" style:list-style-name="L121"/>
    <style:style style:name="P119" style:family="paragraph" style:parent-style-name="Text_20_body" style:list-style-name="L122"/>
    <style:style style:name="P120" style:family="paragraph" style:parent-style-name="Text_20_body" style:list-style-name="L123"/>
    <style:style style:name="P121" style:family="paragraph" style:parent-style-name="Text_20_body" style:list-style-name="L124"/>
    <style:style style:name="P122" style:family="paragraph" style:parent-style-name="Text_20_body" style:list-style-name="L125"/>
    <style:style style:name="P123" style:family="paragraph" style:parent-style-name="Text_20_body" style:list-style-name="L126"/>
    <style:style style:name="P124" style:family="paragraph" style:parent-style-name="Text_20_body" style:list-style-name="L127"/>
    <style:style style:name="P125" style:family="paragraph" style:parent-style-name="Text_20_body" style:list-style-name="L128"/>
    <style:style style:name="P126" style:family="paragraph" style:parent-style-name="Text_20_body" style:list-style-name="L129"/>
    <style:style style:name="P127" style:family="paragraph" style:parent-style-name="Text_20_body" style:list-style-name="L130"/>
    <style:style style:name="P128" style:family="paragraph" style:parent-style-name="Text_20_body" style:list-style-name="L131"/>
    <style:style style:name="P129" style:family="paragraph" style:parent-style-name="Text_20_body" style:list-style-name="L132"/>
    <style:style style:name="P130" style:family="paragraph" style:parent-style-name="Text_20_body" style:list-style-name="L133"/>
    <style:style style:name="P131" style:family="paragraph" style:parent-style-name="Text_20_body" style:list-style-name="L134"/>
    <style:style style:name="P132" style:family="paragraph" style:parent-style-name="Text_20_body" style:list-style-name="L135"/>
    <style:style style:name="P133" style:family="paragraph" style:parent-style-name="Text_20_body" style:list-style-name="L136"/>
    <style:style style:name="P134" style:family="paragraph" style:parent-style-name="Text_20_body" style:list-style-name="L137"/>
    <style:style style:name="P135" style:family="paragraph" style:parent-style-name="Text_20_body" style:list-style-name="L138"/>
    <style:style style:name="P136" style:family="paragraph" style:parent-style-name="Text_20_body" style:list-style-name="L139"/>
    <style:style style:name="P137" style:family="paragraph" style:parent-style-name="Text_20_body" style:list-style-name="L140"/>
    <style:style style:name="P138" style:family="paragraph" style:parent-style-name="Text_20_body" style:list-style-name="L141"/>
    <style:style style:name="P139" style:family="paragraph" style:parent-style-name="Text_20_body" style:list-style-name="L142"/>
    <style:style style:name="P140" style:family="paragraph" style:parent-style-name="Text_20_body" style:list-style-name="L143"/>
    <style:style style:name="P141" style:family="paragraph" style:parent-style-name="Text_20_body" style:list-style-name="L144"/>
    <style:style style:name="P142" style:family="paragraph" style:parent-style-name="Text_20_body" style:list-style-name="L145"/>
    <style:style style:name="P143" style:family="paragraph" style:parent-style-name="Text_20_body" style:list-style-name="L146"/>
    <style:style style:name="P144" style:family="paragraph" style:parent-style-name="Text_20_body" style:list-style-name="L147"/>
    <style:style style:name="P145" style:family="paragraph" style:parent-style-name="Text_20_body" style:list-style-name="L148"/>
    <style:style style:name="P146" style:family="paragraph" style:parent-style-name="Text_20_body" style:list-style-name="L149"/>
    <style:style style:name="P147" style:family="paragraph" style:parent-style-name="Text_20_body" style:list-style-name="L150"/>
    <style:style style:name="P148" style:family="paragraph" style:parent-style-name="Text_20_body" style:list-style-name="L151"/>
    <style:style style:name="P149" style:family="paragraph" style:parent-style-name="Text_20_body" style:list-style-name="L152"/>
    <style:style style:name="P150" style:family="paragraph" style:parent-style-name="Text_20_body">
      <style:paragraph-properties fo:margin-top="0cm" fo:margin-bottom="0cm" loext:contextual-spacing="false"/>
    </style:style>
    <style:style style:name="P151" style:family="paragraph" style:parent-style-name="Text_20_body" style:list-style-name="L1">
      <style:paragraph-properties fo:margin-top="0cm" fo:margin-bottom="0cm" loext:contextual-spacing="false"/>
    </style:style>
    <style:style style:name="P152" style:family="paragraph" style:parent-style-name="Text_20_body">
      <style:paragraph-properties fo:margin-top="0cm" fo:margin-bottom="0cm" loext:contextual-spacing="false"/>
      <style:text-properties loext:padding="0cm" loext:border="none"/>
    </style:style>
    <style:style style:name="P153" style:family="paragraph" style:parent-style-name="Text_20_body" style:list-style-name="L2">
      <style:paragraph-properties fo:margin-top="0cm" fo:margin-bottom="0cm" loext:contextual-spacing="false"/>
    </style:style>
    <style:style style:name="P154" style:family="paragraph" style:parent-style-name="Text_20_body">
      <style:paragraph-properties fo:margin-left="0cm" fo:margin-right="0cm" fo:text-indent="0cm" style:auto-text-indent="false"/>
    </style:style>
    <style:style style:name="P155" style:family="paragraph" style:parent-style-name="Text_20_body" style:list-style-name="L6">
      <style:paragraph-properties fo:margin-left="0cm" fo:margin-right="0cm" fo:text-indent="0cm" style:auto-text-indent="false"/>
    </style:style>
    <style:style style:name="P156" style:family="paragraph" style:parent-style-name="Text_20_body" style:list-style-name="L9">
      <style:paragraph-properties fo:margin-left="0cm" fo:margin-right="0cm" fo:text-indent="0cm" style:auto-text-indent="false"/>
    </style:style>
    <style:style style:name="P157" style:family="paragraph" style:parent-style-name="Text_20_body" style:list-style-name="L11">
      <style:paragraph-properties fo:margin-left="0cm" fo:margin-right="0cm" fo:text-indent="0cm" style:auto-text-indent="false"/>
    </style:style>
    <style:style style:name="P158" style:family="paragraph" style:parent-style-name="Text_20_body" style:list-style-name="L17">
      <style:paragraph-properties fo:margin-left="0cm" fo:margin-right="0cm" fo:text-indent="0cm" style:auto-text-indent="false"/>
    </style:style>
    <style:style style:name="P159" style:family="paragraph" style:parent-style-name="Text_20_body" style:list-style-name="L25">
      <style:paragraph-properties fo:margin-left="0cm" fo:margin-right="0cm" fo:text-indent="0cm" style:auto-text-indent="false"/>
    </style:style>
    <style:style style:name="P160" style:family="paragraph" style:parent-style-name="Text_20_body">
      <style:paragraph-properties fo:margin-left="0cm" fo:margin-right="0cm" fo:margin-top="0cm" fo:margin-bottom="0cm" loext:contextual-spacing="false" fo:text-indent="0cm" style:auto-text-indent="false"/>
    </style:style>
    <style:style style:name="P161" style:family="paragraph" style:parent-style-name="Text_20_body" style:list-style-name="L2">
      <style:paragraph-properties fo:margin-left="0cm" fo:margin-right="0cm" fo:margin-top="0cm" fo:margin-bottom="0cm" loext:contextual-spacing="false" fo:text-indent="0cm" style:auto-text-indent="false"/>
    </style:style>
    <style:style style:name="P162" style:family="paragraph" style:parent-style-name="Preformatted_20_Text">
      <style:paragraph-properties fo:margin-top="0cm" fo:margin-bottom="0.499cm" loext:contextual-spacing="false"/>
    </style:style>
    <style:style style:name="P163" style:family="paragraph" style:parent-style-name="Heading_20_3">
      <style:paragraph-properties fo:margin-left="0cm" fo:margin-right="0cm" fo:margin-top="0cm" fo:margin-bottom="0cm" loext:contextual-spacing="false" fo:text-indent="0cm" style:auto-text-indent="false" fo:padding="0cm" fo:border="none"/>
    </style:style>
    <style:style style:name="P164" style:family="paragraph" style:parent-style-name="Heading_20_4">
      <style:paragraph-properties fo:margin-left="0.132cm" fo:margin-right="0.132cm" fo:margin-top="0.132cm" fo:margin-bottom="0.132cm" loext:contextual-spacing="false" fo:text-align="center" style:justify-single-word="false" fo:text-indent="0cm" style:auto-text-indent="false"/>
    </style:style>
    <style:style style:name="P165" style:family="paragraph" style:parent-style-name="Heading_20_2">
      <style:paragraph-properties fo:margin-left="0cm" fo:margin-right="0cm" fo:margin-top="0cm" fo:margin-bottom="0cm" loext:contextual-spacing="false" fo:text-align="center" style:justify-single-word="false" fo:text-indent="0cm" style:auto-text-indent="false"/>
    </style:style>
    <style:style style:name="T1" style:family="text">
      <style:text-properties fo:color="#04b8e6" fo:font-size="11.25pt" fo:background-color="#ffffff" loext:char-shading-value="0" loext:padding="0cm" loext:border="none"/>
    </style:style>
    <style:style style:name="T2" style:family="text">
      <style:text-properties fo:color="#ffffff" fo:background-color="#ffe34c" loext:char-shading-value="0" loext:padding="0cm" loext:border="none"/>
    </style:style>
    <style:style style:name="T3" style:family="text">
      <style:text-properties fo:color="#ffffff" fo:background-color="#ff7f50" loext:char-shading-value="0" loext:padding="0cm" loext:border="none"/>
    </style:style>
    <style:style style:name="T4" style:family="text">
      <style:text-properties fo:color="#ffffff" fo:background-color="#b5eaaa" loext:char-shading-value="0" loext:padding="0cm" loext:border="none"/>
    </style:style>
    <style:style style:name="T5" style:family="text">
      <style:text-properties fo:color="#ffffff" fo:background-color="#72a81a" loext:char-shading-value="0"/>
    </style:style>
    <style:style style:name="T6" style:family="text">
      <style:text-properties fo:color="#ffffff" fo:background-color="#ed9600" loext:char-shading-value="0"/>
    </style:style>
    <style:style style:name="T7" style:family="text">
      <style:text-properties fo:color="#ffffff" fo:background-color="#ffe87c" loext:char-shading-value="0"/>
    </style:style>
    <style:style style:name="T8" style:family="text">
      <style:text-properties fo:color="#ffffff" fo:background-color="#2282e8" loext:char-shading-value="0"/>
    </style:style>
    <style:style style:name="T9" style:family="text">
      <style:text-properties fo:color="#ffffff" fo:background-color="#bba7db" loext:char-shading-value="0"/>
    </style:style>
    <style:style style:name="T10" style:family="text">
      <style:text-properties officeooo:rsid="001f3508"/>
    </style:style>
    <style:style style:name="T11" style:family="text">
      <style:text-properties fo:font-size="15pt" officeooo:rsid="001f3508" style:font-size-asian="15pt" style:font-size-complex="15pt"/>
    </style:style>
    <style:style style:name="fr1"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ole-draw-aspect="1" draw:frame-display-border="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1" text:anchor-type="page" text:anchor-page-number="1" svg:x="0cm" svg:y="0cm" svg:width="17.674cm" svg:height="4.366cm" draw:z-index="0">
        <draw:floating-frame draw:frame-name="aswift_1"/>
      </draw:frame>
      <draw:frame draw:style-name="fr1" draw:name="Object2" text:anchor-type="page" text:anchor-page-number="1" svg:x="0cm" svg:y="0cm" svg:width="17.674cm" svg:height="4.366cm" draw:z-index="1">
        <draw:floating-frame draw:frame-name="aswift_2"/>
      </draw:frame>
      <draw:frame draw:style-name="fr1" draw:name="Object3" text:anchor-type="page" text:anchor-page-number="1" svg:x="0cm" svg:y="0cm" svg:width="17.674cm" svg:height="4.366cm" draw:z-index="2">
        <draw:floating-frame draw:frame-name="aswift_3"/>
      </draw:frame>
      <draw:frame draw:style-name="fr1" draw:name="Object4" text:anchor-type="page" text:anchor-page-number="1" svg:x="0cm" svg:y="0cm" svg:width="17.674cm" svg:height="4.366cm" draw:z-index="3">
        <draw:floating-frame draw:frame-name="aswift_4"/>
      </draw:frame>
      <draw:frame draw:style-name="fr1" draw:name="Object5" text:anchor-type="page" text:anchor-page-number="1" svg:x="0cm" svg:y="0cm" svg:width="17.674cm" svg:height="4.366cm" draw:z-index="4">
        <draw:floating-frame draw:frame-name="aswift_5"/>
      </draw:frame>
      <draw:frame draw:style-name="fr1" draw:name="Object6" text:anchor-type="page" text:anchor-page-number="1" svg:x="0cm" svg:y="0cm" svg:width="17.674cm" svg:height="4.683cm" draw:z-index="5">
        <draw:floating-frame draw:frame-name="aswift_6"/>
      </draw:frame>
      <draw:frame draw:style-name="fr1" draw:name="Object7" text:anchor-type="page" text:anchor-page-number="1" svg:x="0cm" svg:y="0cm" svg:width="17.674cm" svg:height="4.366cm" draw:z-index="6">
        <draw:floating-frame draw:frame-name="aswift_7"/>
      </draw:frame>
      <draw:frame draw:style-name="fr1" draw:name="Object8" text:anchor-type="page" text:anchor-page-number="1" svg:x="0cm" svg:y="0cm" svg:width="17.674cm" svg:height="4.366cm" draw:z-index="7">
        <draw:floating-frame draw:frame-name="aswift_8"/>
      </draw:frame>
      <draw:frame draw:style-name="fr1" draw:name="Object9" text:anchor-type="page" text:anchor-page-number="1" svg:x="0cm" svg:y="0cm" svg:width="17.674cm" svg:height="4.366cm" draw:z-index="8">
        <draw:floating-frame draw:frame-name="aswift_9"/>
      </draw:frame>
      <draw:frame draw:style-name="fr1" draw:name="Object10" text:anchor-type="page" text:anchor-page-number="1" svg:x="0cm" svg:y="0cm" svg:width="17.674cm" svg:height="4.366cm" draw:z-index="9">
        <draw:floating-frame draw:frame-name="aswift_10"/>
      </draw:frame>
      <draw:frame draw:style-name="fr1" draw:name="Object11" text:anchor-type="page" text:anchor-page-number="1" svg:x="0cm" svg:y="0cm" svg:width="17.674cm" svg:height="4.366cm" draw:z-index="10">
        <draw:floating-frame draw:frame-name="aswift_11"/>
      </draw:frame>
      <text:p text:style-name="Text_20_body"><text:span text:style-name="Strong_20_Emphasis">1) What is Linux?</text:span> </text:p>
      <text:p text:style-name="Text_20_body">Linux is an operating system based on UNIX and was first introduced by Linus Torvalds. It is based on the Linux Kernel and can run on different hardware platforms manufactured by Intel, MIPS, HP, IBM, SPARC, and Motorola. Another popular element in Linux is its mascot, a penguin figure named Tux. </text:p>
      <text:p text:style-name="Text_20_body"><text:span text:style-name="Strong_20_Emphasis">2) What is the difference between UNIX and LINUX?</text:span> </text:p>
      <text:p text:style-name="Text_20_body">Unix originally began as a propriety operating system from Bell Laboratories, which later on spawned into different commercial versions. On the other hand, Linux is free, open source and intended as a non-propriety operating system for the masses. </text:p>
      <text:p text:style-name="Text_20_body"><text:span text:style-name="Strong_20_Emphasis">3) What is BASH?</text:span> </text:p>
      <text:p text:style-name="Text_20_body">BASH is short for Bourne Again SHell. It was written by Steve Bourne as a replacement to the original Bourne Shell (represented by /bin/sh). It combines all the features from the original version of Bourne Shell, plus additional functions to make it easier and more convenient to use. It has since been adapted as the default shell for most systems running Linux. </text:p>
      <text:p text:style-name="Text_20_body"><text:span text:style-name="Strong_20_Emphasis">4) What is Linux Kernel?</text:span> </text:p>
      <text:p text:style-name="Text_20_body">The Linux Kernel is a low-level systems software whose main role is to manage hardware resources for the user. It is also used to provide an interface for user-level interaction. </text:p>
      <text:p text:style-name="Text_20_body"><text:span text:style-name="Strong_20_Emphasis">5) What is LILO?</text:span> </text:p>
      <text:p text:style-name="Text_20_body">LILO is a boot loader for Linux. It is used mainly to load the Linux operating system into main memory so that it can begin its operations. </text:p>
      <text:p text:style-name="Text_20_body"><text:span text:style-name="Strong_20_Emphasis">6) What is a swap space?</text:span> </text:p>
      <text:p text:style-name="Text_20_body">Swap space is a certain amount of space used by Linux to temporarily hold some programs that are running concurrently. This happens when RAM does not have enough memory to hold all programs that are executing. </text:p>
      <text:p text:style-name="Text_20_body"><text:span text:style-name="Strong_20_Emphasis">7) What is the advantage of open source?</text:span> </text:p>
      <text:p text:style-name="Text_20_body">Open source allows you to distribute your software, including source codes freely to anyone who is interested. People would then be able to add features and even debug and correct errors that are in the source code. They can even make it run better and then redistribute these enhanced source code freely again. This eventually benefits everyone in the community. </text:p>
      <text:p text:style-name="Text_20_body"><text:span text:style-name="Strong_20_Emphasis">8 ) What are the basic components of Linux?</text:span> </text:p>
      <text:p text:style-name="Text_20_body">Just like any other typical operating system, Linux has all of these components: kernel, shells and GUIs, system utilities, and an application program. What makes Linux advantageous over other operating system is that every aspect comes with additional features and all codes for these are downloadable for free. </text:p>
      <text:p text:style-name="Text_20_body"><text:span text:style-name="Strong_20_Emphasis">9) Does it help for a Linux system to have multiple desktop environments installed?</text:span> </text:p>
      <text:p text:style-name="Text_20_body"><text:soft-page-break/>In general, one desktop environment, like KDE or Gnome, is good enough to operate without issues. It's all a matter of preference for the user, although the system allows switching from one environment to another. Some programs will work in one environment and not work on the other, so it could also be considered a factor in selecting which environment to use. </text:p>
      <text:p text:style-name="Text_20_body"><text:span text:style-name="Strong_20_Emphasis">10) What is the basic difference between BASH and DOS?</text:span> </text:p>
      <text:p text:style-name="Text_20_body">The key differences between the BASH and DOS console lie in 3 areas:</text:p>
      <text:p text:style-name="Text_20_body"><text:s/>BASH commands are case sensitive while DOS commands are not; </text:p>
      <text:p text:style-name="Text_20_body">- Under BASH, / character is a directory separator and \ acts as an escape character. Under DOS, / serves as a command argument delimiter and \ is the directory separator </text:p>
      <text:p text:style-name="Text_20_body">- DOS follows a convention in naming files, which is 8 character file name followed by a dot and 3 characters for the extension. BASH follows no such convention. </text:p>
      <text:p text:style-name="Text_20_body"><text:span text:style-name="Strong_20_Emphasis">11) What is the importance of the GNU project?</text:span> </text:p>
      <text:p text:style-name="Text_20_body">This so-called Free software movement allows several advantages, such as the freedom to run programs for any purpose and freedom to study and modify a program to your needs. It also allows you to redistribute copies of software to other people, as well as the freedom to improve software and have it released for the public. </text:p>
      <text:p text:style-name="Text_20_body"><text:span text:style-name="Strong_20_Emphasis">12) Describe the root account.</text:span> </text:p>
      <text:p text:style-name="Text_20_body">The root account is like a systems administrator account and allows you full control of the system. Here you can create and maintain user accounts, assigning different permissions for each account. It is the default account every time you install Linux. </text:p>
      <text:p text:style-name="Text_20_body"><text:span text:style-name="Strong_20_Emphasis">13) What is CLI?</text:span> </text:p>
      <text:p text:style-name="Text_20_body">CLI is short for Command Line Interface. This interface allows the user to type declarative commands to instruct the computer to perform operations. CLI offers greater flexibility. However, other users who are already accustomed to using GUI find it difficult to remember commands including attributes that come with it. </text:p>
      <text:p text:style-name="Text_20_body"><text:span text:style-name="Strong_20_Emphasis">14) What is GUI?</text:span> </text:p>
      <text:p text:style-name="Text_20_body">GUI, or Graphical User Interface, make use of images and icons that users click and manipulate as a way of communicating with the computer. Instead of having to remember and type commands, the use of graphical elements makes it easier to interact with the system, as well as adding more attraction through images, icons, and colors. </text:p>
      <text:p text:style-name="Text_20_body"><text:span text:style-name="Strong_20_Emphasis">15) How do you open a command prompt when issuing a command?</text:span> </text:p>
      <text:p text:style-name="Text_20_body">To open the default shell (which is where the command prompt can be found), press Ctrl-Alt-F1. This will provide a command line interface (CLI) from which you can run commands as needed. </text:p>
      <text:p text:style-name="Text_20_body"><text:span text:style-name="Strong_20_Emphasis">16) How can you find out how much memory Linux is using?</text:span> </text:p>
      <text:p text:style-name="Text_20_body"><text:soft-page-break/>From a command shell, use the "concatenate" command: cat /proc/meminfo for memory usage information. You should see a line starting something like Mem: 64655360, etc. This is the total memory Linux thinks it has available to use. </text:p>
      <text:p text:style-name="Text_20_body">You can also use commands </text:p>
      <text:p text:style-name="Preformatted_20_Text">free - m</text:p>
      <text:p text:style-name="Preformatted_20_Text"/>
      <text:p text:style-name="Preformatted_20_Text">vmstat</text:p>
      <text:p text:style-name="Preformatted_20_Text"/>
      <text:p text:style-name="Preformatted_20_Text">top</text:p>
      <text:p text:style-name="Preformatted_20_Text"/>
      <text:p text:style-name="P162">htop</text:p>
      <text:p text:style-name="Text_20_body">to find current memory usage </text:p>
      <text:p text:style-name="Text_20_body"><text:span text:style-name="Strong_20_Emphasis">17) What is a typical size for a swap partition under a Linux system?</text:span> </text:p>
      <text:p text:style-name="P4">The preferred size for a swap partition is twice the amount of physical memory available on the system. If this is not possible, then the minimum size should be the same as the amount of memory installed.</text:p>
      <text:p text:style-name="P4"><text:span text:style-name="Strong_20_Emphasis">18) What are symbolic links?</text:span> </text:p>
      <text:p text:style-name="Text_20_body">Symbolic links act similarly to shortcuts in Windows. Such links point to programs, files or directories. It also allows you instant access to it without having to go directly to the entire pathname. </text:p>
      <text:p text:style-name="Text_20_body"><text:span text:style-name="Strong_20_Emphasis">19) Does the Ctrl+Alt+Del key combination work on Linux?</text:span> </text:p>
      <text:p text:style-name="Text_20_body">Yes, it does. Just like Windows, you can use this key combination to perform a system restart. One difference is that you won't be getting any confirmation message and therefore, a reboot is immediate. </text:p>
      <text:p text:style-name="Text_20_body"><text:span text:style-name="Strong_20_Emphasis">20) How do you refer to the parallel port where devices such as printers are connected?</text:span> </text:p>
      <text:p text:style-name="Text_20_body">Whereas under Windows you refer to the parallel port as the LPT port, under Linux you refer to it as /dev/lp . LPT1, LPT2 and LPT3 would therefore be referred to as /dev/lp0, /dev/lp1, or /dev/lp2 under Linux. </text:p>
      <text:p text:style-name="Text_20_body"><text:span text:style-name="Strong_20_Emphasis">21) Are drives such as hard drive and floppy drives represented with drive letters?</text:span> </text:p>
      <text:p text:style-name="Text_20_body">No. In Linux, each drive and device have different designations. For example, floppy drives are referred to as /dev/fd0 and /dev/fd1. IDE/EIDE hard drives are referred to as /dev/hda, /dev/hdb, /dev/hdc, and so forth. </text:p>
      <text:p text:style-name="Text_20_body"><text:span text:style-name="Strong_20_Emphasis">22) How do you change permissions under Linux?</text:span> </text:p>
      <text:p text:style-name="Text_20_body">Assuming you are the system administrator or the owner of a file or directory, you can grant permission using the chmod command. Use + symbol to add permission or – symbol to deny permission, along with any of the following letters: u (user), g (group), o (others), a (all), r (read), w (write) and x (execute). For example, the command chmod go+rw FILE1.TXT grants read and write access to the file FILE1.TXT, which is assigned to groups and others. </text:p>
      <text:p text:style-name="Text_20_body"><text:span text:style-name="Strong_20_Emphasis">23) In Linux, what names are assigned to the different serial ports?</text:span> </text:p>
      <text:p text:style-name="Text_20_body"><text:soft-page-break/>Serial ports are identified as /dev/ttyS0 to /dev/ttyS7. These are the equivalent names of COM1 to COM8 in Windows. </text:p>
      <text:p text:style-name="Text_20_body"><text:span text:style-name="Strong_20_Emphasis">24) How do you access partitions under Linux?</text:span> </text:p>
      <text:p text:style-name="Text_20_body">Linux assigns numbers at the end of the drive identifier. For example, if the first IDE hard drive had three primary partitions, they would be named/numbered, /dev/hda1, /dev/hda2 and /dev/hda3. </text:p>
      <text:p text:style-name="Text_20_body"><text:span text:style-name="Strong_20_Emphasis">25) What are hard links?</text:span> </text:p>
      <text:p text:style-name="Text_20_body">Hard links point directly to the physical file on disk, and not on the pathname. This means that if you rename or move the original file, the link will not break since the link is for the file itself, not the path where the file is located. </text:p>
      <text:p text:style-name="Text_20_body"><text:span text:style-name="Strong_20_Emphasis">26) What is the maximum length for a filename under Linux?</text:span> </text:p>
      <text:p text:style-name="Text_20_body">Any filename can have a maximum of 255 characters. This limit does not include the path name, so therefore the entire pathname and filename could well exceed 255 characters. </text:p>
      <text:p text:style-name="P4"><text:span text:style-name="Strong_20_Emphasis">27)What are filenames that are preceded by a dot?</text:span> </text:p>
      <text:p text:style-name="P4">In general, filenames that are preceded by a dot are hidden files. These files can be configuration files that hold important data or setup info. Setting these files as hidden makes it less likely to be accidentally deleted. </text:p>
      <text:p text:style-name="Text_20_body"><text:span text:style-name="Strong_20_Emphasis">28) Explain virtual desktop.</text:span> </text:p>
      <text:p text:style-name="Text_20_body">This serves as an alternative to minimizing and maximizing different windows on the current desktop. Using virtual desktops can clear the desktop when you can open one or more programs. Rather than minimizing/restoring all those programs as needed, you can simply shuffle between virtual desktops with programs intact in each one. </text:p>
      <text:p text:style-name="Text_20_body"><text:span text:style-name="Strong_20_Emphasis">29) How do you share a program across different virtual desktops under Linux?</text:span> </text:p>
      <text:p text:style-name="Text_20_body">To share a program across different virtual desktops, in the upper left-hand corner of a program window look for an icon that looks like a pushpin. Pressing this button will "pin" that application in place, making it appear in all virtual desktops, in the same position onscreen. </text:p>
      <text:p text:style-name="Text_20_body"><text:span text:style-name="Strong_20_Emphasis">30) What does a nameless (empty) directory represent?</text:span> </text:p>
      <text:p text:style-name="Text_20_body">This empty directory name serves as the nameless base of the Linux file system. This serves as an attachment for all other directories, files, drives, and devices. </text:p>
      <text:p text:style-name="Text_20_body"><text:span text:style-name="Strong_20_Emphasis">31) What is the pwd command?</text:span> </text:p>
      <text:p text:style-name="Text_20_body">The pwd command is short for print working directory command. </text:p>
      <text:p text:style-name="Text_20_body">Example: </text:p>
      <text:p text:style-name="P162">pwd</text:p>
      <text:p text:style-name="Text_20_body">Output: </text:p>
      <text:p text:style-name="P162">/home/guru99/myDir</text:p>
      <text:p text:style-name="Text_20_body"><text:span text:style-name="Strong_20_Emphasis">32) What are daemons?</text:span> </text:p>
      <text:p text:style-name="Text_20_body"><text:soft-page-break/>Daemons are services that provide several functions that may not be available under the base operating system. Its main task is to listen for service request and at the same time to act on these requests. After the service is done, it is then disconnected and waits for further requests. </text:p>
      <text:p text:style-name="Text_20_body"><text:span text:style-name="Strong_20_Emphasis">33) How do you switch from one desktop environment to another, such as switching from KDE to Gnome?</text:span> </text:p>
      <text:p text:style-name="Text_20_body">Assuming you have these two environments installed, just log out from the graphical interface. Then at the login screen, type your login ID and password and choose which session type you wish to load. This choice will remain your default until you change it to something else. </text:p>
      <text:p text:style-name="Text_20_body"><text:span text:style-name="Strong_20_Emphasis">34) What are the kinds of permissions under Linux?</text:span> </text:p>
      <text:p text:style-name="Text_20_body">There are 3 kinds of permissions under Linux:- Read: users may read the files or list the directory- Write: users may write to the file of new files to the directory- Execute: users may run the file or lookup a specific file within a directory </text:p>
      <text:p text:style-name="Text_20_body"><text:span text:style-name="Strong_20_Emphasis">35) How does case sensitivity affect the way you use commands?</text:span> </text:p>
      <text:p text:style-name="Text_20_body">When we talk about case sensitivity, commands are considered identical only if every character is encoded as is, including lowercase and uppercase letters. This means that CD, cd, and Cd are three different commands. Entering a command using uppercase letters, where it should be in lowercase, will produce different outputs. </text:p>
      <text:p text:style-name="Text_20_body"><text:span text:style-name="Strong_20_Emphasis">36) What are environmental variables?</text:span> </text:p>
      <text:p text:style-name="Text_20_body">Environmental variables are global settings that control the shell's function as well as that of other Linux programs. Another common term for environmental variables is global shell variables. </text:p>
      <text:p text:style-name="Text_20_body"><text:span text:style-name="Strong_20_Emphasis">37) What are the different modes when using vi editor?</text:span> </text:p>
      <text:p text:style-name="Text_20_body">There are 3 modes under vi:- Command mode – this is the mode where you start in- Edit mode – this is the mode that allows you to do text editing- Ex mode – this is the mode wherein you interact with vi with instructions to process a file </text:p>
      <text:p text:style-name="Text_20_body"><text:span text:style-name="Strong_20_Emphasis">38) Is it possible to use shortcuts for a long pathname?</text:span> </text:p>
      <text:p text:style-name="Text_20_body">Yes, there is. A feature known as filename expansion allows you do this using the TAB key. For example, if you have a path named /home/iceman/assignments directory, you would type as follows: /ho[tab]/ice[tab]/assi[tab] . This, however, assumes that the path is unique and that the shell you're using supports this feature. </text:p>
      <text:p text:style-name="Text_20_body"><text:span text:style-name="Strong_20_Emphasis">39) What is redirection?</text:span> </text:p>
      <text:p text:style-name="Text_20_body">Redirection is the process of directing data from one output to another. It can also be used to direct an output as an input to another process. </text:p>
      <text:p text:style-name="Text_20_body"><text:span text:style-name="Strong_20_Emphasis">40) What is grep command?</text:span> </text:p>
      <text:p text:style-name="Text_20_body">grep a search command that makes use of pattern-based searching. It makes use of options and parameters that are specified along with the command line and applies this pattern in searching the required file output. </text:p>
      <text:p text:style-name="Text_20_body"><text:soft-page-break/><text:span text:style-name="Strong_20_Emphasis">41) What could be the problem when a command that was issued gave a different result from the last time it was used?</text:span> </text:p>
      <text:p text:style-name="Text_20_body">One highly possible reason for getting different results from what seems to be the same command has something to do with case sensitivity issues. Since Linux is case sensitive, a command that was previously used might have been entered in a different format from the present one. For example, to lists all files in the directory, you should type the command ls, and not LS. Typing LS will either result in an error message if there is no program by that exact name exist or may produce a different output if there is a program named LS that performs another function. </text:p>
      <text:p text:style-name="Text_20_body"><text:span text:style-name="Strong_20_Emphasis">42) What are the contents of /usr/local?</text:span> </text:p>
      <text:p text:style-name="Text_20_body">It contains locally installed files. This directory matters in environments where files are stored on the network. Specifically, locally-installed files go to /usr/local/bin, /usr/local/lib, etc.). Another application of this directory is that it is used for software packages installed from source, or software not officially shipped with the distribution. </text:p>
      <text:p text:style-name="Text_20_body"><text:span text:style-name="Strong_20_Emphasis">43) How do you terminate an ongoing process?</text:span> </text:p>
      <text:p text:style-name="Text_20_body">Every process in the system is identified by a unique process id or pid. Use the kill command followed by the pid to terminate that process. To terminate all process at once, use kill 0. </text:p>
      <text:p text:style-name="Text_20_body"><text:span text:style-name="Strong_20_Emphasis">44) How do you insert comments in the command line prompt?</text:span> </text:p>
      <text:p text:style-name="Text_20_body">Comments are created by typing the # symbol before the actual comment text. This tells the shell to completely ignore what follows. For example "# This is just a comment that the shell will ignore." </text:p>
      <text:p text:style-name="Text_20_body"><text:span text:style-name="Strong_20_Emphasis">45) What is command grouping and how does it work?</text:span> </text:p>
      <text:p text:style-name="Text_20_body">You can use parentheses to group commands. For example, if you want to send the current date and time along with the contents of a file named OUTPUT to a second file named MYDATES, you can apply command grouping as follows: (date cat OUTPUT) &gt; MYDATES </text:p>
      <text:p text:style-name="Text_20_body"><text:span text:style-name="Strong_20_Emphasis">46) How do you execute more than one command or program from a single command line entry?</text:span> </text:p>
      <text:p text:style-name="Text_20_body">You can combine several commands by separating each command or program using a semicolon symbol. For example, you can issue such a series of commands in a single entry: </text:p>
      <text:p text:style-name="P162">ls –l cd .. ls –a MYWORK which is equivalent to 3 commands: ls -l cd.. ls -a MYWORK</text:p>
      <text:p text:style-name="Text_20_body">**Note that this will be executed one after the other, in the order specified. </text:p>
      <text:p text:style-name="Text_20_body"><text:span text:style-name="Strong_20_Emphasis">47) Write a command that will look for files with an extension "c", and has the occurrence of the string "apple" in it. </text:span></text:p>
      <text:p text:style-name="Text_20_body">Answer: </text:p>
      <text:p text:style-name="P162"><text:s/>Find ./ -name "*.c" | xargs grep –i "apple"</text:p>
      <text:p text:style-name="Text_20_body"><text:span text:style-name="Strong_20_Emphasis">48) Write a command that will display all .txt files, including its individual permission.</text:span> </text:p>
      <text:p text:style-name="Text_20_body">Answer: </text:p>
      <text:p text:style-name="P162"><text:soft-page-break/>ls -al *.txt</text:p>
      <text:p text:style-name="Text_20_body"><text:span text:style-name="Strong_20_Emphasis">49) Write a command that will do the following:</text:span> </text:p>
      <text:p text:style-name="Text_20_body"><text:span text:style-name="Strong_20_Emphasis">-look for all files in the current and subsequent directories with an extension c,v<text:line-break/>-strip the,v from the result (you can use sed command)<text:line-break/>-use the result and use a grep command to search for all occurrences of the word ORANGE in the files.</text:span> </text:p>
      <text:p text:style-name="P162">Find ./ -name "*.c,v" | sed 's/,v//g' | xargs grep "ORANGE"</text:p>
      <text:p text:style-name="Text_20_body"><text:span text:style-name="Strong_20_Emphasis">50) What, if anything, is wrong with each of the following commands?</text:span> </text:p>
      <text:p text:style-name="Text_20_body"><text:span text:style-name="Strong_20_Emphasis">a) ls -l-s<text:line-break/>b) cat file1, file2<text:line-break/>c) ls - s Factdir</text:span> </text:p>
      <text:p text:style-name="Text_20_body">Answers:<text:line-break/>a) there should be space between the 2 options: ls -l -s<text:line-break/>b) do not use commas to separate arguments: cat file1 file2<text:line-break/>c) there should be no space between hyphen and option label: ls –s Factdir </text:p>
      <text:p text:style-name="Text_20_body"><text:span text:style-name="Strong_20_Emphasis">51) What is the command to calculate the size of a folder?</text:span> </text:p>
      <text:p text:style-name="Text_20_body">To calculate the size of a folder uses the command <text:span text:style-name="Strong_20_Emphasis">du –sh folder1.</text:span> </text:p>
      <text:p text:style-name="Text_20_body"><text:span text:style-name="Strong_20_Emphasis">52) How can you find the status of a process?</text:span> </text:p>
      <text:p text:style-name="Text_20_body">Use the command </text:p>
      <text:p text:style-name="Text_20_body">ps ux </text:p>
      <text:p text:style-name="Text_20_body"><text:span text:style-name="Strong_20_Emphasis">53) How can you check the memory status?</text:span> </text:p>
      <text:p text:style-name="Text_20_body">You can use the command </text:p>
      <text:p text:style-name="Text_20_body">free -m to display output in MB </text:p>
      <text:p text:style-name="Text_20_body">free -g to display output in GB </text:p>
      <text:p text:style-name="Text_20_body"><text:span text:style-name="Strong_20_Emphasis">54) Explain how to color the Git console?</text:span> </text:p>
      <text:p text:style-name="Text_20_body">To color the Git console, you can use the command <text:span text:style-name="Strong_20_Emphasis">git config—global color.ui auto. </text:span>In the command, the color.ui variable sets the default value for a variable such as <text:span text:style-name="Strong_20_Emphasis">color.diff</text:span> and <text:span text:style-name="Strong_20_Emphasis">color.grep.</text:span> </text:p>
      <text:p text:style-name="Text_20_body"><text:span text:style-name="Strong_20_Emphasis">55) How can you append one file to another in Linux?</text:span> </text:p>
      <text:p text:style-name="Text_20_body">To append one file to another in Linux you can use command <text:span text:style-name="Strong_20_Emphasis">cat file2 &gt;&gt; file 1. </text:span>The operator &gt;&gt; appends the output of the named file or creates the file if it is not created. While another command <text:span text:style-name="Strong_20_Emphasis">cat file 1 file 2 &gt; file 3 </text:span>appends two or more files to one. </text:p>
      <text:p text:style-name="Text_20_body"><text:span text:style-name="Strong_20_Emphasis">56) Explain how you can find a file using Terminal?</text:span> </text:p>
      <text:p text:style-name="Text_20_body">To find a file you have to use a command, <text:span text:style-name="Strong_20_Emphasis">find . –name "process.txt" </text:span>. It will look for the current directory for a file called process.txt. </text:p>
      <text:p text:style-name="Text_20_body"><text:soft-page-break/><text:span text:style-name="Strong_20_Emphasis">57) Explain how you can create a folder using Terminal?</text:span> </text:p>
      <text:p text:style-name="Text_20_body">To create a folder, you have to use command <text:span text:style-name="Strong_20_Emphasis">mkdir. </text:span>It will be something like these: ~$ mkdir Guru99 </text:p>
      <text:p text:style-name="Text_20_body"><text:span text:style-name="Strong_20_Emphasis">58) Explain how you can view the text file using Terminal?</text:span> </text:p>
      <text:p text:style-name="Text_20_body">To view the text file, go to the specific folder where the text files are located by using the command <text:span text:style-name="Strong_20_Emphasis">cd </text:span>and then type <text:span text:style-name="Strong_20_Emphasis">less filename.txt.</text:span> </text:p>
      <text:p text:style-name="Text_20_body"><text:span text:style-name="Strong_20_Emphasis">59) Explain how to enable curl on Ubuntu LAMP stack?</text:span> </text:p>
      <text:p text:style-name="Text_20_body">To enable curl on Ubuntu, first, install libcurl, once done use following command <text:span text:style-name="Strong_20_Emphasis">sudo/etc/init .d /apache2 restart</text:span> or <text:span text:style-name="Strong_20_Emphasis">sudo service apache2 re</text:span></text:p>
      <text:p text:style-name="Text_20_body"><text:span text:style-name="Strong_20_Emphasis">start.</text:span> </text:p>
      <text:p text:style-name="Text_20_body"><text:span text:style-name="Strong_20_Emphasis">60) Explain how to enable root logging in Ubuntu?</text:span> </text:p>
      <text:p text:style-name="Text_20_body">The command which enables root logging is </text:p>
      <text:p text:style-name="Text_20_body">#sudo sh-c 'echo "greater-show-manual-login=true" &gt;&gt;/etc/lightdm/lightdm.conf' </text:p>
      <text:p text:style-name="Text_20_body"><text:span text:style-name="Strong_20_Emphasis">61) How can you run a Linux program in the background simultaneously when you start your Linux Server?</text:span> </text:p>
      <text:p text:style-name="Text_20_body">By using <text:span text:style-name="Strong_20_Emphasis">nohup. </text:span>It will stop the process receiving the <text:span text:style-name="Strong_20_Emphasis">NOHUP</text:span> signal and thus terminating it you log out of the program which was invoked with. <text:span text:style-name="Strong_20_Emphasis">&amp;</text:span> runs the process in the background. </text:p>
      <text:p text:style-name="Text_20_body"><text:span text:style-name="Strong_20_Emphasis">62) Explain how to uninstall the libraries in Linux?</text:span> </text:p>
      <text:p text:style-name="Text_20_body">To uninstall the libraries in Linux, you can use command sudo apt-get remove library_n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4277354127902549161" text:style-name="L3">
        <text:list-header>
          <text:p text:style-name="P5"><text:span text:style-name="Strong_20_Emphasis"/></text:p>
          <text:p text:style-name="P5"><text:soft-page-break/><text:span text:style-name="Strong_20_Emphasis"><text:span text:style-name="T11">linux-interview-questions</text:span></text:span></text:p>
        </text:list-header>
        <text:list-item>
          <text:p text:style-name="P5"><text:bookmark text:name="ques0"/><text:span text:style-name="Strong_20_Emphasis">Question 1. What Is Linux Shell? </text:span></text:p>
        </text:list-item>
      </text:list>
      <text:p text:style-name="Text_20_body"><text:span text:style-name="Strong_20_Emphasis">Answer :</text:span></text:p>
      <text:p text:style-name="Text_20_body">Linux shell is a user interface used for executing the commands. Shell is a program the user uses for executing the commands. In UNIX, any program can be the users shell. Shell categories in Linux are:<text:line-break/>Bourne shell compatible, C shell compatible, nontraditional, and historical.</text:p>
      <text:list xml:id="list4269075577031541187" text:style-name="L4">
        <text:list-item>
          <text:p text:style-name="P6"><text:bookmark text:name="ques1"/><text:span text:style-name="Strong_20_Emphasis">Question 2. What Is Shell Script?</text:span></text:p>
        </text:list-item>
      </text:list>
      <text:p text:style-name="Text_20_body"><text:span text:style-name="Strong_20_Emphasis">Answer :</text:span></text:p>
      <text:p text:style-name="Text_20_body">A shell script, as the name suggests, is a script written for the shell. Script here means a programming language used to control the application. The shell script allows different commands entered in the shell to be executed. Shell script is easy to debug, quicker as compared to writing big programs. However the execution speed is slow because it launches a new process for every shell command executed. Examples of commands are cp, cn, cd.</text:p>
      <text:list xml:id="list1453075369266662755" text:style-name="L5">
        <text:list-item>
          <text:p text:style-name="P7"><text:bookmark text:name="ques2"/><text:span text:style-name="Strong_20_Emphasis">Question 3. What Is Kernel? Explain The Task It Performs. </text:span></text:p>
        </text:list-item>
      </text:list>
      <text:p text:style-name="Text_20_body"><text:span text:style-name="Strong_20_Emphasis">Answer :</text:span></text:p>
      <text:p text:style-name="Text_20_body">Kernel is used in UNIX like systems and is considered to be the heart of the operating system. It is responsible for communication between hardware and software components. It is primarily used for managing the systems resources as well.</text:p>
      <text:p text:style-name="Text_20_body">Kernel Activities:</text:p>
      <text:p text:style-name="Text_20_body">The Kernel task manager allows tasks to run concurrently.</text:p>
      <text:p text:style-name="Text_20_body">Managing the computer resources: Kernel allows the other programs to run and use the resources.</text:p>
      <text:p text:style-name="Text_20_body">Resources include i/o devices, CPU, memory.</text:p>
      <text:p text:style-name="Text_20_body">Kernel is responsible for Process management. It allows multiple processes to run simultaneously allowing user to multitask. </text:p>
      <text:p text:style-name="Text_20_body">Kernel has an access to the systems memory and allows the processes to access the memory when required. </text:p>
      <text:p text:style-name="Text_20_body">Processes may also need to access the devices attached to the system. Kernel assists the processes in doing so.</text:p>
      <text:p text:style-name="Text_20_body">For the processes to access and make use of these services, system calls are used.</text:p>
      <text:list xml:id="list6597708227569514772" text:style-name="L6">
        <text:list-item>
          <text:p text:style-name="P155"><text:bookmark text:name="aswift_1_expand"/><text:bookmark text:name="aswift_1_anchor"/><text:bookmark text:name="ques3"/><text:span text:style-name="Strong_20_Emphasis">Question 4. What Are Pipes? </text:span></text:p>
        </text:list-item>
      </text:list>
      <text:p text:style-name="Text_20_body"><text:span text:style-name="Strong_20_Emphasis">Answer :</text:span></text:p>
      <text:p text:style-name="Text_20_body">A pipe is a chain of processes so that output of one process (stdout) is fed an input (stdin) to another. UNIX shell has a special syntax for creation of pipelines. The commands are written in <text:soft-page-break/>sequence separated by |. Different filters are used for Pipes like AWK, GREP. <text:line-break/>e.g. sort file | lpr ( sort the file and send it to printer)</text:p>
      <text:p text:style-name="P150"/>
      <text:list xml:id="list6870102119568654350" text:style-name="L7">
        <text:list-item>
          <text:p text:style-name="P8"><text:bookmark text:name="ques4"/><text:span text:style-name="Strong_20_Emphasis">Question 5. Explain Trap Command; Shift Command, Getopts Command Of Linux</text:span></text:p>
        </text:list-item>
      </text:list>
      <text:p text:style-name="Text_20_body"><text:span text:style-name="Strong_20_Emphasis">Answer :</text:span></text:p>
      <text:p text:style-name="Text_20_body">Trap command: controls the action to be taken by the shell when a signal is received. <text:line-break/>Trap [OPTIONS] [ [arg] signspec..]<text:line-break/>Arg is the action to be taken or executed on receiving a signal specified in signspec.<text:line-break/>e.g. trap “rm $FILE; exit” // exit (signal) and remove file (action).</text:p>
      <text:p text:style-name="Text_20_body">Shift Command: Using shift command, command line arguments can be accessed. The command causes the positional parameters shift to the left. Shift [n] where n defaults to 1. It is useful when several parameters need to be tested.</text:p>
      <text:p text:style-name="Text_20_body">Getopts command: this command is used to parse arguments passed. It examines the next command line argument and determines whether it is a valid option.</text:p>
      <text:p text:style-name="Text_20_body">Getopts {optstring} {variable1}. Here, optsring contains letters to be recognized if a letter is followed by a colon, an argument should be specified. E.g (whether the argument begins with a minus sign and is followed by any single letter contained inside options ) If not, diagnostic messages are shown. It is usually executed inside a loop.</text:p>
      <text:p text:style-name="P150"/>
      <text:list xml:id="list6210225681751527718" text:style-name="L8">
        <text:list-item>
          <text:p text:style-name="P9"><text:bookmark text:name="ques5"/><text:span text:style-name="Strong_20_Emphasis">Question 6. What Stateless Linux Server? What Feature It Offers?</text:span></text:p>
        </text:list-item>
      </text:list>
      <text:p text:style-name="Text_20_body"><text:span text:style-name="Strong_20_Emphasis">Answer :</text:span></text:p>
      <text:p text:style-name="Text_20_body">A stateless Linux server is a centralized server in which no state exists on the single workstations. There may be scenarios when a state of a partilcuar system is meaningful (A snap shot is taken then) and the user wants all the other machines to be in that state. This is where the stateless Linux server comes into picture.</text:p>
      <text:p text:style-name="Text_20_body">Features:<text:line-break/>It stores the prototypes of every machine.<text:line-break/>It stores snapshots taken for those systems.<text:line-break/>It stores home directories for those system.</text:p>
      <text:p text:style-name="Text_20_body">Uses LDAP containing information of all systems to assist in finding out which snapshot (of state) should be running on which system.</text:p>
      <text:list xml:id="list2563191241156147398" text:style-name="L9">
        <text:list-item>
          <text:p text:style-name="P156"><text:bookmark text:name="aswift_2_expand"/><text:bookmark text:name="aswift_2_anchor"/><text:bookmark text:name="ques6"/><text:span text:style-name="Strong_20_Emphasis">Question 7. What Does Nslookup Do? Explain Its Two Modes.</text:span></text:p>
        </text:list-item>
      </text:list>
      <text:p text:style-name="Text_20_body"><text:span text:style-name="Strong_20_Emphasis">Answer :</text:span></text:p>
      <text:p text:style-name="Text_20_body">Nslookup is used to find details related to a Domain name server. Details like IP addresses of a machine, MX records, servers etc. It sends a domain name query packet to the corresponding DNS.</text:p>
      <text:p text:style-name="Text_20_body">Nslookup has two modes. Interactive and non interactive. Interactive mode allows the user to interact by querying information about different hosts and domains.</text:p>
      <text:p text:style-name="Text_20_body"><text:soft-page-break/>Non interactive mode is used to fetch information about the specified host or domain. </text:p>
      <text:p text:style-name="Text_20_body">Interactive mode:<text:line-break/>Nslookup [options] [server]</text:p>
      <text:list xml:id="list7162898301350520422" text:style-name="L10">
        <text:list-item>
          <text:p text:style-name="P10"><text:bookmark text:name="ques7"/><text:span text:style-name="Strong_20_Emphasis">Question 8. What Is Bash Shell?</text:span></text:p>
        </text:list-item>
      </text:list>
      <text:p text:style-name="Text_20_body"><text:span text:style-name="Strong_20_Emphasis">Answer :</text:span></text:p>
      <text:p text:style-name="Text_20_body">Bash is a free shell for UNIX. It is the default shell for most UNIX systems. It has a combination of the C and Korn shell features. Bash shell is not portable. any Bash-specific feature will not function on a system using the Bourne shell or one of its replacements, unless bash is installed as a secondary shell and the script begins with #!/bin/bash. It supports regular and expressions. When bash script starts, it executes commands of different scripts.</text:p>
      <text:list xml:id="list2869417073963680543" text:style-name="L11">
        <text:list-item>
          <text:p text:style-name="P157"><text:bookmark text:name="aswift_3_expand"/><text:bookmark text:name="aswift_3_anchor"/><text:bookmark text:name="ques8"/><text:span text:style-name="Strong_20_Emphasis">Question 9. What Are The Process States In Linux?</text:span></text:p>
        </text:list-item>
      </text:list>
      <text:p text:style-name="Text_20_body"><text:span text:style-name="Strong_20_Emphasis">Answer :</text:span></text:p>
      <text:p text:style-name="Text_20_body">Process states in Linux:<text:line-break/>Running: Process is either running or ready to run.</text:p>
      <text:p text:style-name="Text_20_body">Interruptible: a Blocked state of a process and waiting for an event or signal from another process.</text:p>
      <text:p text:style-name="Text_20_body">Uninterruptible:- a blocked state. Process waits for a hardware condition and cannot handle any signal.</text:p>
      <text:p text:style-name="Text_20_body">Stopped: Process is stopped or halted and can be restarted by some other process.</text:p>
      <text:p text:style-name="Text_20_body">Zombie: process terminated, but information is still there in the process table.</text:p>
      <text:list xml:id="list3867788705067646278" text:style-name="L12">
        <text:list-item>
          <text:p text:style-name="P11"><text:bookmark text:name="ques9"/><text:span text:style-name="Strong_20_Emphasis">Question 10. What Is A Zombie? </text:span></text:p>
        </text:list-item>
      </text:list>
      <text:p text:style-name="Text_20_body"><text:span text:style-name="Strong_20_Emphasis">Answer :</text:span></text:p>
      <text:p text:style-name="Text_20_body">Zombie is a process state when the child dies before the parent process. In this case the structural information of the process is still in the process table. Since this process is not alive, it cannot react to signals. Zombie state can finish when the parent dies. All resources of the zombie state process are cleared by the kernel.</text:p>
      <text:list xml:id="list2938982661614247503" text:style-name="L13">
        <text:list-item>
          <text:p text:style-name="P12"><text:bookmark text:name="ques10"/><text:span text:style-name="Strong_20_Emphasis">Question 11. Explain Each System Calls Used For Process Management In Linux. </text:span></text:p>
        </text:list-item>
      </text:list>
      <text:p text:style-name="Text_20_body"><text:span text:style-name="Strong_20_Emphasis">Answer :</text:span></text:p>
      <text:p text:style-name="Text_20_body">System calls used for Process management:<text:line-break/>Fork () :- Used to create a new process<text:line-break/>Exec() :- Execute a new program<text:line-break/>Wait():- wait until the process finishes execution<text:line-break/>Exit():- Exit from the process<text:line-break/>Getpid():- get the unique process id of the process<text:line-break/>Getppid():- get the parent process unique id<text:line-break/>Nice():- to bias the existing property of process</text:p>
      <text:list xml:id="list7392543829670539042" text:style-name="L14">
        <text:list-item>
          <text:p text:style-name="P13"><text:bookmark text:name="ques11"/><text:span text:style-name="Strong_20_Emphasis">Question 12. How Do You List Files In A Directory?</text:span></text:p>
        </text:list-item>
      </text:list>
      <text:p text:style-name="Text_20_body"><text:soft-page-break/><text:span text:style-name="Strong_20_Emphasis">Answer :</text:span></text:p>
      <text:p text:style-name="Text_20_body">ls - list directory contents<text:line-break/>ls -l (-l use a long listing format)</text:p>
      <text:list xml:id="list8662104078774962317" text:style-name="L15">
        <text:list-item>
          <text:p text:style-name="P14"><text:bookmark text:name="ques12"/><text:span text:style-name="Strong_20_Emphasis">Question 13. How Do You List All Files In A Directory, Including The Hidden Files?</text:span></text:p>
        </text:list-item>
      </text:list>
      <text:p text:style-name="Text_20_body"><text:span text:style-name="Strong_20_Emphasis">Answer :</text:span></text:p>
      <text:p text:style-name="Text_20_body">ls -a (-a, do not hide entries starting with .)</text:p>
      <text:list xml:id="list230877453121834355" text:style-name="L16">
        <text:list-item>
          <text:p text:style-name="P15"><text:bookmark text:name="ques13"/><text:span text:style-name="Strong_20_Emphasis">Question 14. How Do You Find Out All Processes That Are Currently Running?</text:span></text:p>
        </text:list-item>
      </text:list>
      <text:p text:style-name="Text_20_body"><text:span text:style-name="Strong_20_Emphasis">Answer :</text:span></text:p>
      <text:p text:style-name="Text_20_body">ps -f (-f does full-format listing.)</text:p>
      <text:list xml:id="list2859028770930610695" text:style-name="L17">
        <text:list-item>
          <text:p text:style-name="P158"><text:bookmark text:name="aswift_5_expand"/><text:bookmark text:name="aswift_5_anchor"/><text:bookmark text:name="ques14"/><text:span text:style-name="Strong_20_Emphasis">Question 15. How Do You Find Out The Processes That Are Currently Running Or A Particular User?</text:span></text:p>
        </text:list-item>
      </text:list>
      <text:p text:style-name="Text_20_body"><text:span text:style-name="Strong_20_Emphasis">Answer :</text:span></text:p>
      <text:p text:style-name="Text_20_body">ps -au Myname (-u by effective user ID (supports names)) (a - all users)</text:p>
      <text:list xml:id="list6846888393742944276" text:style-name="L18">
        <text:list-item>
          <text:p text:style-name="P16"><text:bookmark text:name="ques15"/><text:span text:style-name="Strong_20_Emphasis">Question 16. How Do You Kill A Process?</text:span></text:p>
        </text:list-item>
      </text:list>
      <text:p text:style-name="Text_20_body"><text:span text:style-name="Strong_20_Emphasis">Answer :</text:span></text:p>
      <text:p text:style-name="Text_20_body">kill -9 8 (process_id 8) or kill -9 %7 (job number 7)<text:line-break/>kill -9 -1 (Kill all processes you can kill.)<text:line-break/>killall - kill processes by name most (useful - killall java)</text:p>
      <text:list xml:id="list1314925827803892462" text:style-name="L19">
        <text:list-item>
          <text:p text:style-name="P17"><text:bookmark text:name="aswift_6_expand"/><text:bookmark text:name="aswift_6_anchor"/><text:bookmark text:name="ques16"/><text:span text:style-name="Strong_20_Emphasis">Question 17. What Would You Use To Edit Contents Of The File?</text:span></text:p>
        </text:list-item>
      </text:list>
      <text:p text:style-name="Text_20_body"><text:span text:style-name="Strong_20_Emphasis">Answer :</text:span></text:p>
      <text:p text:style-name="Text_20_body">vi screen editor or jedit, nedit or ex line editor</text:p>
      <text:list xml:id="list8908474953428337038" text:style-name="L20">
        <text:list-item>
          <text:p text:style-name="P18"><text:bookmark text:name="ques17"/><text:span text:style-name="Strong_20_Emphasis">Question 18. What Would You Use To View Contents Of A Large Error Log File?</text:span></text:p>
        </text:list-item>
      </text:list>
      <text:p text:style-name="Text_20_body"><text:span text:style-name="Strong_20_Emphasis">Answer :</text:span></text:p>
      <text:p text:style-name="Text_20_body">tail -10 file_name ( last 10 rows)</text:p>
      <text:list xml:id="list812491207297552808" text:style-name="L21">
        <text:list-item>
          <text:p text:style-name="P19"><text:bookmark text:name="ques18"/><text:span text:style-name="Strong_20_Emphasis">Question 19. How Do You Log In To A Remote Unix Box?</text:span></text:p>
        </text:list-item>
      </text:list>
      <text:p text:style-name="Text_20_body"><text:span text:style-name="Strong_20_Emphasis">Answer :</text:span></text:p>
      <text:p text:style-name="Text_20_body">Using telnet server_name or ssh -l ( ssh - OpenSSH SSH client (remote login program))</text:p>
      <text:list xml:id="list456255273904654727" text:style-name="L22">
        <text:list-item>
          <text:p text:style-name="P20"><text:bookmark text:name="ques19"/><text:span text:style-name="Strong_20_Emphasis">Question 20. How Do You Get Help On A Unix Terminal?</text:span></text:p>
        </text:list-item>
      </text:list>
      <text:p text:style-name="Text_20_body"><text:span text:style-name="Strong_20_Emphasis">Answer :</text:span></text:p>
      <text:p text:style-name="Text_20_body">man command_name<text:line-break/>info command_name (more information)</text:p>
      <text:p text:style-name="Text_20_body"/>
      <text:list xml:id="list6100578283449746866" text:style-name="L23">
        <text:list-item>
          <text:p text:style-name="P21"><text:bookmark text:name="ques20"/><text:soft-page-break/><text:span text:style-name="Strong_20_Emphasis">Question 21. How Do You List Contents Of A Directory Including All Of Its Subdirectories, Providing Full Details And Sorted By Modification Time?</text:span></text:p>
        </text:list-item>
      </text:list>
      <text:p text:style-name="Text_20_body"><text:span text:style-name="Strong_20_Emphasis">Answer :</text:span></text:p>
      <text:p text:style-name="Text_20_body">ls -lac<text:line-break/>-a all entries<text:line-break/>-c by time</text:p>
      <text:list xml:id="list5071302644246707721" text:style-name="L24">
        <text:list-item>
          <text:p text:style-name="P22"><text:bookmark text:name="ques21"/><text:span text:style-name="Strong_20_Emphasis">Question 22. What Is A Filesystem?</text:span></text:p>
        </text:list-item>
      </text:list>
      <text:p text:style-name="Text_20_body"><text:span text:style-name="Strong_20_Emphasis">Answer :</text:span></text:p>
      <text:p text:style-name="Text_20_body">Sum of all directories called file system.<text:line-break/>A file system is the primary means of file storage in UNIX. File systems are made of inodes and superblocks.</text:p>
      <text:list xml:id="list4145467841546832858" text:style-name="L25">
        <text:list-item>
          <text:p text:style-name="P159"><text:bookmark text:name="aswift_9_expand"/><text:bookmark text:name="aswift_9_anchor"/><text:bookmark text:name="ques22"/><text:span text:style-name="Strong_20_Emphasis">Question 23. How Do You Get Its Usage (a Filesystem)?</text:span></text:p>
        </text:list-item>
      </text:list>
      <text:p text:style-name="Text_20_body"><text:span text:style-name="Strong_20_Emphasis">Answer :</text:span></text:p>
      <text:p text:style-name="Text_20_body">By storing and manipulate files.</text:p>
      <text:list xml:id="list1335380411306133690" text:style-name="L26">
        <text:list-item>
          <text:p text:style-name="P23"><text:bookmark text:name="ques23"/><text:span text:style-name="Strong_20_Emphasis">Question 24. How Do You Check For Processes Started By User 'pat'?</text:span></text:p>
        </text:list-item>
      </text:list>
      <text:p text:style-name="Text_20_body"><text:span text:style-name="Strong_20_Emphasis">Answer :</text:span></text:p>
      <text:p text:style-name="Text_20_body">ps -fu pat (-f -full_format u -user_name )</text:p>
      <text:list xml:id="list3746247106840569620" text:style-name="L27">
        <text:list-item>
          <text:p text:style-name="P24"><text:bookmark text:name="ques24"/><text:span text:style-name="Strong_20_Emphasis">Question 25. How Do You Start A Job On Background?</text:span></text:p>
        </text:list-item>
      </text:list>
      <text:p text:style-name="Text_20_body"><text:span text:style-name="Strong_20_Emphasis">Answer :</text:span></text:p>
      <text:p text:style-name="Text_20_body">bg %4 (job 4)</text:p>
      <text:list xml:id="list1955530344222639083" text:style-name="L28">
        <text:list-item>
          <text:p text:style-name="P25"><text:bookmark text:name="ques25"/><text:span text:style-name="Strong_20_Emphasis">Question 26. What Utility Would You Use To Replace A String '2001' For '2002' In A Text File?</text:span></text:p>
        </text:list-item>
      </text:list>
      <text:p text:style-name="Text_20_body"><text:span text:style-name="Strong_20_Emphasis">Answer :</text:span></text:p>
      <text:p text:style-name="Text_20_body">Grep, Kde( works on Linux and Unix)</text:p>
      <text:list xml:id="list970277536140948913" text:style-name="L29">
        <text:list-item>
          <text:p text:style-name="P26"><text:bookmark text:name="ques26"/><text:span text:style-name="Strong_20_Emphasis">Question 27. What Utility Would You Use To Cut Off The First Column In A Text File?</text:span></text:p>
        </text:list-item>
      </text:list>
      <text:p text:style-name="Text_20_body"><text:span text:style-name="Strong_20_Emphasis">Answer :</text:span></text:p>
      <text:p text:style-name="Text_20_body">awk, kde</text:p>
      <text:list xml:id="list7006322123934129136" text:style-name="L30">
        <text:list-item>
          <text:p text:style-name="P27"><text:bookmark text:name="ques27"/><text:span text:style-name="Strong_20_Emphasis">Question 28. How To Copy File Into Directory?</text:span></text:p>
        </text:list-item>
      </text:list>
      <text:p text:style-name="Text_20_body"><text:span text:style-name="Strong_20_Emphasis">Answer :</text:span></text:p>
      <text:p text:style-name="Text_20_body">cp /tmp/file_name . (dot mean in the current directory)</text:p>
      <text:list xml:id="list4978927399898449931" text:style-name="L31">
        <text:list-item>
          <text:p text:style-name="P28"><text:bookmark text:name="ques28"/><text:span text:style-name="Strong_20_Emphasis">Question 29. How To Remove Directory With Files?</text:span></text:p>
        </text:list-item>
      </text:list>
      <text:p text:style-name="Text_20_body"><text:span text:style-name="Strong_20_Emphasis">Answer :</text:span></text:p>
      <text:p text:style-name="Text_20_body"><text:soft-page-break/>rm -rf directory_name</text:p>
      <text:list xml:id="list1212215281248713874" text:style-name="L32">
        <text:list-item>
          <text:p text:style-name="P29"><text:bookmark text:name="ques29"/><text:span text:style-name="Strong_20_Emphasis">Question 30. What Is The Difference Between Internal And External Commands?</text:span></text:p>
        </text:list-item>
      </text:list>
      <text:p text:style-name="Text_20_body"><text:span text:style-name="Strong_20_Emphasis">Answer :</text:span></text:p>
      <text:p text:style-name="Text_20_body">Internal commands are stored in the; same level as the operating system while external commands are stored on the hard disk among the other utility programs.</text:p>
      <text:list xml:id="list2296631529114423956" text:style-name="L33">
        <text:list-item>
          <text:p text:style-name="P30"><text:bookmark text:name="ques30"/><text:span text:style-name="Strong_20_Emphasis">Question 31. List The Three Main Parts Of An Operating System Command:</text:span></text:p>
        </text:list-item>
      </text:list>
      <text:p text:style-name="Text_20_body"><text:span text:style-name="Strong_20_Emphasis">Answer :</text:span></text:p>
      <text:p text:style-name="Text_20_body">The three main parts are the command, options and arguments.</text:p>
      <text:list xml:id="list5408617426191529281" text:style-name="L34">
        <text:list-item>
          <text:p text:style-name="P31"><text:bookmark text:name="ques31"/><text:span text:style-name="Strong_20_Emphasis">Question 32. What Is The Difference Between An Argument And An Option (or Switch)?</text:span></text:p>
        </text:list-item>
      </text:list>
      <text:p text:style-name="Text_20_body"><text:span text:style-name="Strong_20_Emphasis">Answer :</text:span></text:p>
      <text:p text:style-name="Text_20_body">An argument is what the command should act on: it could be a filename, directory or name. An option is specified when you want to request additional information over and above the basic information each command supplies.</text:p>
      <text:list xml:id="list6797540205945139660" text:style-name="L35">
        <text:list-item>
          <text:p text:style-name="P32"><text:bookmark text:name="ques32"/><text:span text:style-name="Strong_20_Emphasis">Question 33. What Is The Purpose Of Online Help?</text:span></text:p>
        </text:list-item>
      </text:list>
      <text:p text:style-name="Text_20_body"><text:span text:style-name="Strong_20_Emphasis">Answer :</text:span></text:p>
      <text:p text:style-name="Text_20_body">Online help provides information on each operating system command, the syntax, the options, the arguments with descriptive information.</text:p>
      <text:list xml:id="list641237668027529142" text:style-name="L36">
        <text:list-item>
          <text:p text:style-name="P33"><text:bookmark text:name="ques33"/><text:span text:style-name="Strong_20_Emphasis">Question 34. Name Two Forms Of Security.</text:span></text:p>
        </text:list-item>
      </text:list>
      <text:p text:style-name="Text_20_body"><text:span text:style-name="Strong_20_Emphasis">Answer :</text:span></text:p>
      <text:p text:style-name="Text_20_body">Two forms of security are Passwords and File Security with permissions specified.</text:p>
      <text:list xml:id="list7332363019059058011" text:style-name="L37">
        <text:list-item>
          <text:p text:style-name="P34"><text:bookmark text:name="ques34"/><text:span text:style-name="Strong_20_Emphasis">Question 35. What Command Do You Type To Find Help About The Command Who?</text:span></text:p>
        </text:list-item>
      </text:list>
      <text:p text:style-name="Text_20_body"><text:span text:style-name="Strong_20_Emphasis">Answer :</text:span></text:p>
      <text:p text:style-name="Text_20_body">$ man who</text:p>
      <text:list xml:id="list1085615059620025469" text:style-name="L38">
        <text:list-item>
          <text:p text:style-name="P35"><text:bookmark text:name="ques35"/><text:span text:style-name="Strong_20_Emphasis">Question 36. What Is The Difference Between Home Directory And Working Directory?</text:span></text:p>
        </text:list-item>
      </text:list>
      <text:p text:style-name="Text_20_body"><text:span text:style-name="Strong_20_Emphasis">Answer :</text:span></text:p>
      <text:p text:style-name="Text_20_body">Home directory is the directory you begin at when you log into the system. Working directory can be anywhere on the system and it is where you are currently working.</text:p>
      <text:list xml:id="list8662200598205973385" text:style-name="L39">
        <text:list-item>
          <text:p text:style-name="P36"><text:bookmark text:name="ques36"/><text:span text:style-name="Strong_20_Emphasis">Question 37. Which Directory Is Closer To The Top Of The File System Tree, Parent Directory Or Current Directory?</text:span></text:p>
        </text:list-item>
      </text:list>
      <text:p text:style-name="Text_20_body"><text:span text:style-name="Strong_20_Emphasis">Answer :</text:span></text:p>
      <text:p text:style-name="Text_20_body"><text:soft-page-break/>The parent directory is above the current directory, so it is closer to the root or top of the file system.</text:p>
      <text:list xml:id="list2052008133666199160" text:style-name="L40">
        <text:list-item>
          <text:p text:style-name="P37"><text:bookmark text:name="ques37"/><text:span text:style-name="Strong_20_Emphasis">Question 38. What Are Two Subtle Differences In Using The More And The Pg Commands?</text:span></text:p>
        </text:list-item>
      </text:list>
      <text:p text:style-name="Text_20_body"><text:span text:style-name="Strong_20_Emphasis">Answer :</text:span></text:p>
      <text:p text:style-name="Text_20_body">With the more command you display another screenful by pressing the spacebar, with pg you press the return key.</text:p>
      <text:p text:style-name="Text_20_body">The more command returns you automatically to the UNIX shell when completed, while pg waits until you press return.</text:p>
      <text:list xml:id="list3699949226038554767" text:style-name="L41">
        <text:list-item>
          <text:p text:style-name="P38"><text:bookmark text:name="ques38"/><text:span text:style-name="Strong_20_Emphasis">Question 39. When Is It Better To Use The More Command Rather Than Cat Command?</text:span></text:p>
        </text:list-item>
      </text:list>
      <text:p text:style-name="Text_20_body"><text:span text:style-name="Strong_20_Emphasis">Answer :</text:span></text:p>
      <text:p text:style-name="Text_20_body">It is sometimes better to use the more command when you are viewing a file that will display over one screen.</text:p>
      <text:list xml:id="list6806103501275732209" text:style-name="L42">
        <text:list-item>
          <text:p text:style-name="P39"><text:bookmark text:name="ques39"/><text:span text:style-name="Strong_20_Emphasis">Question 40. What Are Two Functions The Move Mv Command Can Carry Out?</text:span></text:p>
        </text:list-item>
      </text:list>
      <text:p text:style-name="Text_20_body"><text:span text:style-name="Strong_20_Emphasis">Answer :</text:span></text:p>
      <text:p text:style-name="Text_20_body">The mv command moves files and can also be used to rename a file or directory.</text:p>
      <text:list xml:id="list8909547972813171526" text:style-name="L43">
        <text:list-item>
          <text:p text:style-name="P40"><text:bookmark text:name="ques40"/><text:span text:style-name="Strong_20_Emphasis">Question 41. Name Two Methods You Could Use To Rename A File?</text:span></text:p>
        </text:list-item>
      </text:list>
      <text:p text:style-name="Text_20_body"><text:span text:style-name="Strong_20_Emphasis">Answer :</text:span></text:p>
      <text:p text:style-name="Text_20_body">Two methods that could be used:<text:line-break/>a. use the mv command<text:line-break/>b. copy the file and give it a new name and then remove the original file if no longer needed.</text:p>
      <text:list xml:id="list1192778107437911167" text:style-name="L44">
        <text:list-item>
          <text:p text:style-name="P41"><text:bookmark text:name="ques41"/><text:span text:style-name="Strong_20_Emphasis">Question 42. List All The Files Beginning With A?</text:span></text:p>
        </text:list-item>
      </text:list>
      <text:p text:style-name="Text_20_body"><text:span text:style-name="Strong_20_Emphasis">Answer :</text:span></text:p>
      <text:p text:style-name="Text_20_body">To list all the files beginning with A command: ls A*</text:p>
      <text:list xml:id="list1316093501321718062" text:style-name="L45">
        <text:list-item>
          <text:p text:style-name="P42"><text:bookmark text:name="ques42"/><text:span text:style-name="Strong_20_Emphasis">Question 43. Which Of The Quoting Or Escape Characters Allows The Dollar Sign ($) To Retain Its Special Meaning?</text:span></text:p>
        </text:list-item>
      </text:list>
      <text:p text:style-name="Text_20_body"><text:span text:style-name="Strong_20_Emphasis">Answer :</text:span></text:p>
      <text:p text:style-name="Text_20_body">The double quote (") allows the dollar sign ($) to retain its special meaning. Both the backslash (\) and single quote (') would remove the special meaning of the dollar sign.</text:p>
      <text:list xml:id="list6354271222236875183" text:style-name="L46">
        <text:list-item>
          <text:p text:style-name="P43"><text:bookmark text:name="ques43"/><text:span text:style-name="Strong_20_Emphasis">Question 44. What Is A Faster Way To Do The Same Command? Mv Fileo.txt Newdir Mv Filel.txt Newdir Mv File2.txt Newdir Mv File3.txt Newdir?</text:span></text:p>
        </text:list-item>
      </text:list>
      <text:p text:style-name="Text_20_body"><text:span text:style-name="Strong_20_Emphasis">Answer :</text:span></text:p>
      <text:p text:style-name="Text_20_body">A shortcut method would be: mv file?.txt newdir</text:p>
      <text:list xml:id="list2727279767816867102" text:style-name="L47">
        <text:list-item>
          <text:p text:style-name="P44"><text:bookmark text:name="ques44"/><text:soft-page-break/><text:span text:style-name="Strong_20_Emphasis">Question 45. List Two Ways To Create A New File:</text:span></text:p>
        </text:list-item>
      </text:list>
      <text:p text:style-name="Text_20_body"><text:span text:style-name="Strong_20_Emphasis">Answer :</text:span></text:p>
      <text:p text:style-name="Text_20_body">a.Copy a file to make a new file.<text:line-break/>b. Use the output operator e.g. ls -l &gt; newfile.txt</text:p>
      <text:list xml:id="list7323424180212248228" text:style-name="L48">
        <text:list-item>
          <text:p text:style-name="P45"><text:bookmark text:name="ques45"/><text:span text:style-name="Strong_20_Emphasis">Question 46. What Is The Difference Between &gt; And &gt;&gt; Operators?</text:span></text:p>
        </text:list-item>
      </text:list>
      <text:p text:style-name="Text_20_body"><text:span text:style-name="Strong_20_Emphasis">Answer :</text:span></text:p>
      <text:p text:style-name="Text_20_body">The operator &gt; either overwrites the existing file (WITHOUT WARNING) or creates a new file.<text:line-break/>The operator &gt;&gt; either adds the new contents to the end of an existing file or creates a new file.</text:p>
      <text:list xml:id="list234755362828479284" text:style-name="L49">
        <text:list-item>
          <text:p text:style-name="P46"><text:bookmark text:name="ques46"/><text:span text:style-name="Strong_20_Emphasis">Question 47. How Can You See All Mounted Drives?</text:span></text:p>
        </text:list-item>
      </text:list>
      <text:p text:style-name="Text_20_body"><text:span text:style-name="Strong_20_Emphasis">Answer :</text:span></text:p>
      <text:p text:style-name="Text_20_body">mount -l</text:p>
      <text:list xml:id="list2344496154703132899" text:style-name="L50">
        <text:list-item>
          <text:p text:style-name="P47"><text:bookmark text:name="ques47"/><text:span text:style-name="Strong_20_Emphasis">Question 48. How Can You Find A Path To The File In The System?</text:span></text:p>
        </text:list-item>
      </text:list>
      <text:p text:style-name="Text_20_body"><text:span text:style-name="Strong_20_Emphasis">Answer :</text:span></text:p>
      <text:p text:style-name="Text_20_body">locate file_name (locate - list files in databases that match a pattern)</text:p>
      <text:list xml:id="list2948473929808582560" text:style-name="L51">
        <text:list-item>
          <text:p text:style-name="P48"><text:bookmark text:name="ques48"/><text:span text:style-name="Strong_20_Emphasis">Question 49. What Linux Hotkeys Do You Know?</text:span></text:p>
        </text:list-item>
      </text:list>
      <text:p text:style-name="Text_20_body"><text:span text:style-name="Strong_20_Emphasis">Answer :</text:span></text:p>
      <text:p text:style-name="Text_20_body">Ctrl-Alt-F1 Exit to command prompt<text:line-break/>Ctrl-Alt-F7 or F8 Takes you back to KDE desktop from command prompt<text:line-break/>Crtl-Alt-Backspace Restart XWindows<text:line-break/>Ctrl-Alt-D Show desktop</text:p>
      <text:list xml:id="list6141880589381333158" text:style-name="L52">
        <text:list-item>
          <text:p text:style-name="P49"><text:bookmark text:name="ques49"/><text:span text:style-name="Strong_20_Emphasis">Question 50. What Can You Tell About The Tar Command?</text:span></text:p>
        </text:list-item>
      </text:list>
      <text:p text:style-name="Text_20_body"><text:span text:style-name="Strong_20_Emphasis">Answer :</text:span></text:p>
      <text:p text:style-name="Text_20_body">The tar program is an immensely useful archiving utility. It can combine an entire directory tree into one large file suitable for transferring or compression.</text:p>
      <text:list xml:id="list1432334490607285172" text:style-name="L53">
        <text:list-item>
          <text:p text:style-name="P50"><text:bookmark text:name="ques50"/><text:span text:style-name="Strong_20_Emphasis">Question 51. What Types Of Files You Know?</text:span></text:p>
        </text:list-item>
      </text:list>
      <text:p text:style-name="Text_20_body"><text:span text:style-name="Strong_20_Emphasis">Answer :</text:span></text:p>
      <text:p text:style-name="Text_20_body">Files come in eight flavors:<text:line-break/>Normal files<text:line-break/>Directories<text:line-break/>Hard links<text:line-break/>Symbolic links<text:line-break/>Sockets<text:line-break/>Named pipes<text:line-break/>Character devices<text:line-break/>Block devices</text:p>
      <text:list xml:id="list249370057533875131" text:style-name="L54">
        <text:list-item>
          <text:p text:style-name="P51"><text:bookmark text:name="ques51"/><text:soft-page-break/><text:span text:style-name="Strong_20_Emphasis">Question 52. How You Will Uncompress The File?</text:span></text:p>
        </text:list-item>
      </text:list>
      <text:p text:style-name="Text_20_body"><text:span text:style-name="Strong_20_Emphasis">Answer :</text:span></text:p>
      <text:p text:style-name="Text_20_body">Use tar command (The GNU version of the tar archiving utility):<text:line-break/>tar -zxvf file_name.tar.gz</text:p>
      <text:list xml:id="list1445525066795024804" text:style-name="L55">
        <text:list-item>
          <text:p text:style-name="P52"><text:bookmark text:name="ques52"/><text:span text:style-name="Strong_20_Emphasis">Question 53. What Does Grep() Stand For?</text:span></text:p>
        </text:list-item>
      </text:list>
      <text:p text:style-name="Text_20_body"><text:span text:style-name="Strong_20_Emphasis">Answer :</text:span></text:p>
      <text:p text:style-name="Text_20_body">General Regular Expression Parser.</text:p>
      <text:list xml:id="list6211798740846852550" text:style-name="L56">
        <text:list-item>
          <text:p text:style-name="P53"><text:bookmark text:name="ques53"/><text:span text:style-name="Strong_20_Emphasis">Question 54. What Does The Top Command Display?</text:span></text:p>
        </text:list-item>
      </text:list>
      <text:p text:style-name="Text_20_body"><text:span text:style-name="Strong_20_Emphasis">Answer :</text:span></text:p>
      <text:p text:style-name="Text_20_body">Top provides an ongoing look at processor activity in real time.It displays a listing of the most CPU-intensive tasks on the system, and can provide an interactive interÂ¬ face for manipulating processes. (q is to quit)</text:p>
      <text:list xml:id="list2506927970994621135" text:style-name="L57">
        <text:list-item>
          <text:p text:style-name="P54"><text:bookmark text:name="ques54"/><text:span text:style-name="Strong_20_Emphasis">Question 55. How To Find Difference In Two Configuration Files On The Same Server?</text:span></text:p>
        </text:list-item>
      </text:list>
      <text:p text:style-name="Text_20_body"><text:span text:style-name="Strong_20_Emphasis">Answer :</text:span></text:p>
      <text:p text:style-name="Text_20_body">Use diff command that is compare files line by line<text:line-break/>diff -u /usr/home/my_project1/etc/ABC.conf /usr/home/my_project2/etc/ABC.conf</text:p>
      <text:list xml:id="list6546444387445251562" text:style-name="L58">
        <text:list-item>
          <text:p text:style-name="P55"><text:bookmark text:name="ques55"/><text:span text:style-name="Strong_20_Emphasis">Question 56. What Is The Best Way To See The End Of A Logfile.log File?</text:span></text:p>
        </text:list-item>
      </text:list>
      <text:p text:style-name="Text_20_body"><text:span text:style-name="Strong_20_Emphasis">Answer :</text:span></text:p>
      <text:p text:style-name="Text_20_body">Use tail command - output the last part of files<text:line-break/>tail -n file_name ( the last N lines, instead of the last 10 as default)</text:p>
      <text:list xml:id="list1355579376821426997" text:style-name="L59">
        <text:list-item>
          <text:p text:style-name="P56"><text:bookmark text:name="ques56"/><text:span text:style-name="Strong_20_Emphasis">Question 57. Please Write A Loop For Removing All Files In The Current Directory That Contains A Word 'log'?</text:span></text:p>
        </text:list-item>
      </text:list>
      <text:p text:style-name="Text_20_body"><text:span text:style-name="Strong_20_Emphasis">Answer :</text:span></text:p>
      <text:p text:style-name="Text_20_body">for i in *log*; do rm $i; done</text:p>
      <text:list xml:id="list2892587850205484179" text:style-name="L60">
        <text:list-item>
          <text:p text:style-name="P57"><text:bookmark text:name="ques57"/><text:span text:style-name="Strong_20_Emphasis">Question 58. How To Switch To A Previously Used Directory?</text:span></text:p>
        </text:list-item>
      </text:list>
      <text:p text:style-name="Text_20_body"><text:span text:style-name="Strong_20_Emphasis">Answer :</text:span></text:p>
      <text:p text:style-name="Text_20_body">cd -</text:p>
      <text:list xml:id="list7782332466625769465" text:style-name="L61">
        <text:list-item>
          <text:p text:style-name="P58"><text:bookmark text:name="ques58"/><text:span text:style-name="Strong_20_Emphasis">Question 59. How Many Vi Editor Modes Do You Know?</text:span></text:p>
        </text:list-item>
      </text:list>
      <text:p text:style-name="Text_20_body"><text:span text:style-name="Strong_20_Emphasis">Answer :</text:span></text:p>
      <text:p text:style-name="Text_20_body">Three modes -<text:line-break/>Command mode: letters or sequence of letters interactively command vi.<text:line-break/>Insert mode: Text is inserted.<text:line-break/><text:soft-page-break/>Command line mode: enter this mode by typing ":" and entry command line at the foot of the screen.</text:p>
      <text:list xml:id="list3804829736330844920" text:style-name="L62">
        <text:list-item>
          <text:p text:style-name="P59"><text:bookmark text:name="ques59"/><text:span text:style-name="Strong_20_Emphasis">Question 60. How Can You Terminate Vi Session?</text:span></text:p>
        </text:list-item>
      </text:list>
      <text:p text:style-name="Text_20_body"><text:span text:style-name="Strong_20_Emphasis">Answer :</text:span></text:p>
      <text:p text:style-name="Text_20_body">Use command: ZZ that is save changes and quit.<text:line-break/>Use command line: ":wq" that is write changes and quit.<text:line-break/>Use command line: ":q!" to ignore changes and quit.</text:p>
      <text:list xml:id="list7256507821453892828" text:style-name="L63">
        <text:list-item>
          <text:p text:style-name="P60"><text:bookmark text:name="ques60"/><text:span text:style-name="Strong_20_Emphasis">Question 61. How Can You Copy Lines Into The Buffer In Command Mode?</text:span></text:p>
        </text:list-item>
      </text:list>
      <text:p text:style-name="Text_20_body"><text:span text:style-name="Strong_20_Emphasis">Answer :</text:span></text:p>
      <text:p text:style-name="Text_20_body">yy - copy a single line defined by current cursor position<text:line-break/>3yy - copy 3 lines. Current line and two lines below it.</text:p>
      <text:list xml:id="list8734682743812658687" text:style-name="L64">
        <text:list-item>
          <text:p text:style-name="P61"><text:bookmark text:name="ques61"/><text:span text:style-name="Strong_20_Emphasis">Question 62. We Saw The Mention On The Linux Bios Website About One Million Devices Shipped With Linux Bios. Could You Tell Us More About These Devices? </text:span></text:p>
        </text:list-item>
      </text:list>
      <text:p text:style-name="Text_20_body"><text:span text:style-name="Strong_20_Emphasis">Answer :</text:span></text:p>
      <text:p text:style-name="Text_20_body">Yes, these are internet terminals that were built in India, based on the [x86 system-on-chip] STPC chip, I am told; also, there evidently is a Turkish-built digital TV that runs Linux BIOS. I have also heard that there are routers and many other embedded devices running Linux BIOS. I think at this point that 1 million is a low number. I am in contact with other set-top box vendors that are talking about numbers in the lOs of millions for their products. These numbers actually make the OLPC numbers seem small, which is in it amazing.</text:p>
      <text:list xml:id="list2582596988917871457" text:style-name="L65">
        <text:list-item>
          <text:p text:style-name="P62"><text:bookmark text:name="ques62"/><text:span text:style-name="Strong_20_Emphasis">Question 63. What's Your Goal For Your Talk At Fosdem? </text:span></text:p>
        </text:list-item>
      </text:list>
      <text:p text:style-name="Text_20_body"><text:span text:style-name="Strong_20_Emphasis">Answer :</text:span></text:p>
      <text:p text:style-name="Text_20_body">I’d like to communicate the basic ideas — that Linux is a good BIOS, and why; why Linux BIOS is built the way it is; where we are going; and how people can help. Most importantly, why it all matters — and it really matters a lot. We’re on the verge of losing control of the systems we buy, and we need to make a conscious effort, as a community, to ensure this loss of control does not happen. That effort will not be without some sacrifice, but if we are to maintain our ability to use and program our machines, and have fun with them, we have to act now. Because, if the computing business stops being fun, what’s the point$</text:p>
      <text:list xml:id="list6981415779932817997" text:style-name="L66">
        <text:list-item>
          <text:p text:style-name="P63"><text:bookmark text:name="ques63"/><text:span text:style-name="Strong_20_Emphasis">Question 64. What Are Mysql Transactions? </text:span></text:p>
        </text:list-item>
      </text:list>
      <text:p text:style-name="Text_20_body"><text:span text:style-name="Strong_20_Emphasis">Answer :</text:span></text:p>
      <text:p text:style-name="Text_20_body">A set of instructions/queries that should be executed or rolled back as a single atomic unit.</text:p>
      <text:list xml:id="list5368823661774972224" text:style-name="L67">
        <text:list-item>
          <text:p text:style-name="P64"><text:bookmark text:name="ques64"/><text:span text:style-name="Strong_20_Emphasis">Question 65. Explain Multi-version Concurrency Control In Mysql?</text:span></text:p>
        </text:list-item>
      </text:list>
      <text:p text:style-name="Text_20_body"><text:span text:style-name="Strong_20_Emphasis">Answer :</text:span></text:p>
      <text:p text:style-name="Text_20_body">Each row has two additional columns associated with it - creation time and deletion time, but instead of storing timestamps, MySQL stores version numbers.</text:p>
      <text:list xml:id="list6087398399627486487" text:style-name="L68">
        <text:list-item>
          <text:p text:style-name="P65"><text:bookmark text:name="ques65"/><text:soft-page-break/><text:span text:style-name="Strong_20_Emphasis">Question 66. Explain Mysql Locks. </text:span></text:p>
        </text:list-item>
      </text:list>
      <text:p text:style-name="Text_20_body"><text:span text:style-name="Strong_20_Emphasis">Answer :</text:span></text:p>
      <text:p text:style-name="Text_20_body">Table-level locks allow the user to lock the entire table, page-level locks allow locking of certain portions of the tables (those portions are referred to as tables), row-level locks are the most granular and allow locking of specific rows.</text:p>
      <text:list xml:id="list8035829924144534804" text:style-name="L69">
        <text:list-item>
          <text:p text:style-name="P66"><text:bookmark text:name="ques66"/><text:span text:style-name="Strong_20_Emphasis">Question 67. Explain Mysql Architecture. </text:span></text:p>
        </text:list-item>
      </text:list>
      <text:p text:style-name="Text_20_body"><text:span text:style-name="Strong_20_Emphasis">Answer :</text:span></text:p>
      <text:p text:style-name="Text_20_body">The front layer takes care of network connections and security authentications, the middle layer does the SQL query parsing, and then the query is handled off to the storage engine. A storage engine could be either a default one supplied with MySQL (MyISAM) or a commercial one supplied by a third-party vendor (ScaleDB, InnoDB, etc.)</text:p>
      <text:list xml:id="list7977346927472096841" text:style-name="L70">
        <text:list-item>
          <text:p text:style-name="P67"><text:bookmark text:name="ques67"/><text:span text:style-name="Strong_20_Emphasis">Question 68. List The Main Applications Of 8 Bit Microprocessors? </text:span></text:p>
        </text:list-item>
      </text:list>
      <text:p text:style-name="Text_20_body"><text:span text:style-name="Strong_20_Emphasis">Answer :</text:span></text:p>
      <text:p text:style-name="Text_20_body">8 bit microprocessors are used in a variety of applications such as appliances automobiles ,industrial process and control applications.</text:p>
      <text:list xml:id="list615099095412159973" text:style-name="L71">
        <text:list-item>
          <text:p text:style-name="P68"><text:bookmark text:name="ques68"/><text:span text:style-name="Strong_20_Emphasis">Question 69. What Is Nv-ram? </text:span></text:p>
        </text:list-item>
      </text:list>
      <text:p text:style-name="Text_20_body"><text:span text:style-name="Strong_20_Emphasis">Answer :</text:span></text:p>
      <text:p text:style-name="Text_20_body">Nonvolatile Read Write Memory, also called Flash memory. It is also know as shadow RAM.</text:p>
      <text:list xml:id="list3458240664095930184" text:style-name="L72">
        <text:list-item>
          <text:p text:style-name="P69"><text:bookmark text:name="ques69"/><text:span text:style-name="Strong_20_Emphasis">Question 70. Can Rom Be Used As Stack? </text:span></text:p>
        </text:list-item>
      </text:list>
      <text:p text:style-name="Text_20_body"><text:span text:style-name="Strong_20_Emphasis">Answer :</text:span></text:p>
      <text:p text:style-name="Text_20_body">ROM cannot be used as stack because it is not possible to write to ROM.</text:p>
      <text:list xml:id="list7506681082787868782" text:style-name="L73">
        <text:list-item>
          <text:p text:style-name="P70"><text:bookmark text:name="ques70"/><text:span text:style-name="Strong_20_Emphasis">Question 71. What Is Stack? </text:span></text:p>
        </text:list-item>
      </text:list>
      <text:p text:style-name="Text_20_body"><text:span text:style-name="Strong_20_Emphasis">Answer :</text:span></text:p>
      <text:p text:style-name="Text_20_body">Stack is a portion of RAM used for saving the content of Program Counter and general purpose registers.</text:p>
      <text:list xml:id="list3440719596826234644" text:style-name="L74">
        <text:list-item>
          <text:p text:style-name="P71"><text:bookmark text:name="ques71"/><text:span text:style-name="Strong_20_Emphasis">Question 72. What Is Flag? </text:span></text:p>
        </text:list-item>
      </text:list>
      <text:p text:style-name="Text_20_body"><text:span text:style-name="Strong_20_Emphasis">Answer :</text:span></text:p>
      <text:p text:style-name="Text_20_body">Flag is a flip-flop used to store the information about the status of a processor and the status of the instruction executed most recently .</text:p>
      <text:list xml:id="list2047609542558807731" text:style-name="L75">
        <text:list-item>
          <text:p text:style-name="P72"><text:bookmark text:name="ques72"/><text:span text:style-name="Strong_20_Emphasis">Question 73. Which Processor Structure Is Pipelined? </text:span></text:p>
        </text:list-item>
      </text:list>
      <text:p text:style-name="Text_20_body"><text:span text:style-name="Strong_20_Emphasis">Answer :</text:span></text:p>
      <text:p text:style-name="Text_20_body">All x86 processors have pipelined structure.</text:p>
      <text:list xml:id="list5493359088551975265" text:style-name="L76">
        <text:list-item>
          <text:p text:style-name="P73"><text:bookmark text:name="ques73"/><text:span text:style-name="Strong_20_Emphasis">Question 74. What Is A Compiler? </text:span></text:p>
        </text:list-item>
      </text:list>
      <text:p text:style-name="Text_20_body"><text:soft-page-break/><text:span text:style-name="Strong_20_Emphasis">Answer :</text:span></text:p>
      <text:p text:style-name="Text_20_body">Compiler is used to translate the high-level language program into machine code at a time. It doesn’t require special instruction to store in a memory, it stores automatically. The Execution time is less compared to Interpreter.</text:p>
      <text:list xml:id="list7461316711235459887" text:style-name="L77">
        <text:list-item>
          <text:p text:style-name="P74"><text:bookmark text:name="ques74"/><text:span text:style-name="Strong_20_Emphasis">Question 75. Differentiate Between Ram And Rom? </text:span></text:p>
        </text:list-item>
      </text:list>
      <text:p text:style-name="Text_20_body"><text:span text:style-name="Strong_20_Emphasis">Answer :</text:span></text:p>
      <text:p text:style-name="Text_20_body">RAM: Read / Write memory, High Speed, Volatile Memory. ROM: Read only memory, Low Speed, Non Voliate Memory.</text:p>
      <text:list xml:id="list3035448449366903550" text:style-name="L78">
        <text:list-item>
          <text:p text:style-name="P75"><text:bookmark text:name="ques75"/><text:span text:style-name="Strong_20_Emphasis">Question 76. Which Transistor Is Used In Each Cell Of Eprom? </text:span></text:p>
        </text:list-item>
      </text:list>
      <text:p text:style-name="Text_20_body"><text:span text:style-name="Strong_20_Emphasis">Answer :</text:span></text:p>
      <text:p text:style-name="Text_20_body">Floating .gate Avalanche Injection MOS (FAMOS) transistor is used in each cell of EPROM.</text:p>
      <text:list xml:id="list3422803866176513898" text:style-name="L79">
        <text:list-item>
          <text:p text:style-name="P76"><text:bookmark text:name="ques76"/><text:span text:style-name="Strong_20_Emphasis">Question 77. What Is Called .scratch Pad Of Computer.? </text:span></text:p>
        </text:list-item>
      </text:list>
      <text:p text:style-name="Text_20_body"><text:span text:style-name="Strong_20_Emphasis">Answer :</text:span></text:p>
      <text:p text:style-name="Text_20_body">Cache Memory is scratch pad of computer.</text:p>
      <text:list xml:id="list6136203290202810512" text:style-name="L80">
        <text:list-item>
          <text:p text:style-name="P77"><text:bookmark text:name="ques77"/><text:span text:style-name="Strong_20_Emphasis">Question 78. What Is Cache Memory? </text:span></text:p>
        </text:list-item>
      </text:list>
      <text:p text:style-name="Text_20_body"><text:span text:style-name="Strong_20_Emphasis">Answer :</text:span></text:p>
      <text:p text:style-name="Text_20_body">Cache memory is a small high-speed memory. It is used for temporary storage of data &amp; information between the main memory and the CPU (center processing unit). The cache memory is only in RAM.</text:p>
      <text:list xml:id="list4200273977132129333" text:style-name="L81">
        <text:list-item>
          <text:p text:style-name="P78"><text:bookmark text:name="ques78"/><text:span text:style-name="Strong_20_Emphasis">Question 79. What Is Interrupt? </text:span></text:p>
        </text:list-item>
      </text:list>
      <text:p text:style-name="Text_20_body"><text:span text:style-name="Strong_20_Emphasis">Answer :</text:span></text:p>
      <text:p text:style-name="Text_20_body">Interrupt is a signal send by external device to the processor so as to request the processor to perform a particular work.</text:p>
      <text:list xml:id="list6867483140399791167" text:style-name="L82">
        <text:list-item>
          <text:p text:style-name="P79"><text:bookmark text:name="ques79"/><text:span text:style-name="Strong_20_Emphasis">Question 80. Difference Between Static And Dynamic Ram? </text:span></text:p>
        </text:list-item>
      </text:list>
      <text:p text:style-name="Text_20_body"><text:span text:style-name="Strong_20_Emphasis">Answer :</text:span></text:p>
      <text:p text:style-name="Text_20_body"><text:span text:style-name="Emphasis"><text:span text:style-name="Strong_20_Emphasis">Static RAM:</text:span></text:span> No refreshing, 6 to 8 MOS transistors are required to form one memory cell, Information stored as voltage level in a flip flop.</text:p>
      <text:p text:style-name="Text_20_body"><text:span text:style-name="Emphasis"><text:span text:style-name="Strong_20_Emphasis">Dynamic RAM</text:span></text:span>: Refreshed periodically, 3 to 4 transistors are required to form one memory cell, Information is stored as a charge in the gate to substrate capacitance.</text:p>
      <text:list xml:id="list5499520528383828458" text:style-name="L83">
        <text:list-item>
          <text:p text:style-name="P80"><text:bookmark text:name="ques80"/><text:span text:style-name="Strong_20_Emphasis">Question 81. What Is The Difference Between Primary &amp; Secondary Storage Device? </text:span></text:p>
        </text:list-item>
      </text:list>
      <text:p text:style-name="Text_20_body"><text:span text:style-name="Strong_20_Emphasis">Answer :</text:span></text:p>
      <text:p text:style-name="Text_20_body"><text:soft-page-break/>In primary storage device the storage capacity is limited. It has a volatile memory. In secondary storage device the storage capacity is larger. It is a nonvolatile memory. Primary devices are: RAM / ROM. Secondary devices are: Floppy disc I Hard disk.</text:p>
      <text:list xml:id="list5304439005967415546" text:style-name="L84">
        <text:list-item>
          <text:p text:style-name="P81"><text:bookmark text:name="ques81"/><text:span text:style-name="Strong_20_Emphasis">Question 82. Why Does Microprocessor Contain Rom Chips? </text:span></text:p>
        </text:list-item>
      </text:list>
      <text:p text:style-name="Text_20_body"><text:span text:style-name="Strong_20_Emphasis">Answer :</text:span></text:p>
      <text:p text:style-name="Text_20_body">Microprocessor contain ROM chip because it contain instructions to execute data.</text:p>
      <text:list xml:id="list2253385381886173374" text:style-name="L85">
        <text:list-item>
          <text:p text:style-name="P82"><text:bookmark text:name="ques82"/><text:span text:style-name="Strong_20_Emphasis">Question 83. What Is Meant By Latch? </text:span></text:p>
        </text:list-item>
      </text:list>
      <text:p text:style-name="Text_20_body"><text:span text:style-name="Strong_20_Emphasis">Answer :</text:span></text:p>
      <text:p text:style-name="Text_20_body">Latch is a D- type flip-flop used as a temporary storage device controlled by a timing signal, which can store 0 or 1. The primary function of a Latch is data storage. It is used in output devices such as LED, to hold the data for display.</text:p>
      <text:list xml:id="list3163360049558720006" text:style-name="L86">
        <text:list-item>
          <text:p text:style-name="P83"><text:bookmark text:name="ques83"/><text:span text:style-name="Strong_20_Emphasis">Question 84. What Is The Difference Between Microprocessor And Microcontroller? </text:span></text:p>
        </text:list-item>
      </text:list>
      <text:p text:style-name="Text_20_body"><text:span text:style-name="Strong_20_Emphasis">Answer :</text:span></text:p>
      <text:p text:style-name="Text_20_body">In Microprocessor more op-codes, few bit handling instructions. But in Microcontroller: fewer op-codes, more bit handling Instructions, and also it is defined as a device that includes micro processor, memory, &amp; input / output signal lines on a single chip.</text:p>
      <text:list xml:id="list6115686863801694370" text:style-name="L87">
        <text:list-item>
          <text:p text:style-name="P84"><text:bookmark text:name="ques84"/><text:span text:style-name="Strong_20_Emphasis">Question 85. What Is The Disadvantage Of Microprocessor? </text:span></text:p>
        </text:list-item>
      </text:list>
      <text:p text:style-name="Text_20_body"><text:span text:style-name="Strong_20_Emphasis">Answer :</text:span></text:p>
      <text:p text:style-name="Text_20_body">It has limitations on the size of data. Most Microprocessor does not support floating-point operations.</text:p>
      <text:list xml:id="list85530007683257364" text:style-name="L88">
        <text:list-item>
          <text:p text:style-name="P85"><text:bookmark text:name="ques85"/><text:span text:style-name="Strong_20_Emphasis">Question 86. Is The Data Bus Is Bi-directional? </text:span></text:p>
        </text:list-item>
      </text:list>
      <text:p text:style-name="Text_20_body"><text:span text:style-name="Strong_20_Emphasis">Answer :</text:span></text:p>
      <text:p text:style-name="Text_20_body">The data bus is Bi-directional because the same bus is used for transfer of data between Micro Processor and memory or input / output devices in both the direction.</text:p>
      <text:list xml:id="list8783872787967211056" text:style-name="L89">
        <text:list-item>
          <text:p text:style-name="P86"><text:bookmark text:name="ques86"/><text:span text:style-name="Strong_20_Emphasis">Question 87. Is The Address Bus Unidirectional? </text:span></text:p>
        </text:list-item>
      </text:list>
      <text:p text:style-name="Text_20_body"><text:span text:style-name="Strong_20_Emphasis">Answer :</text:span></text:p>
      <text:p text:style-name="Text_20_body">The address bus is unidirectional because the address information is always given by the Micro Processor to address a memory location of an input I output devices.</text:p>
      <text:list xml:id="list1345634534447845069" text:style-name="L90">
        <text:list-item>
          <text:p text:style-name="P87"><text:bookmark text:name="ques87"/><text:span text:style-name="Strong_20_Emphasis">Question 88. Define Hcmos? </text:span></text:p>
        </text:list-item>
      </text:list>
      <text:p text:style-name="Text_20_body"><text:span text:style-name="Strong_20_Emphasis">Answer :</text:span></text:p>
      <text:p text:style-name="Text_20_body">High-density n- type Complimentary Metal Oxide Silicon field effect transistor.</text:p>
      <text:list xml:id="list3647017311797460831" text:style-name="L91">
        <text:list-item>
          <text:p text:style-name="P88"><text:bookmark text:name="ques88"/><text:span text:style-name="Strong_20_Emphasis">Question 89. What Is 1st / 2nd / 3rd / 4th Generation Processor? </text:span></text:p>
        </text:list-item>
      </text:list>
      <text:p text:style-name="Text_20_body"><text:span text:style-name="Strong_20_Emphasis">Answer :</text:span></text:p>
      <text:p text:style-name="Text_20_body"><text:soft-page-break/>The processor made of PMOS I NMOS / HMOS I HCMOS technology is called 1st / 2nd / 3rd / 4th generation processor, and it is made up of 4 / 8 / 16 / 32 bits.</text:p>
      <text:list xml:id="list1641102155267443969" text:style-name="L92">
        <text:list-item>
          <text:p text:style-name="P89"><text:bookmark text:name="ques89"/><text:span text:style-name="Strong_20_Emphasis">Question 90. Why 8085 Processor Is Called An 8 Bit Processor? </text:span></text:p>
        </text:list-item>
      </text:list>
      <text:p text:style-name="Text_20_body"><text:span text:style-name="Strong_20_Emphasis">Answer :</text:span></text:p>
      <text:p text:style-name="Text_20_body">Because 8085 processor has 8 bit ALU (Arithmetic Logic Review). Similarly 8086 processor has 16 bit ALU.</text:p>
      <text:list xml:id="list7434546684662841816" text:style-name="L93">
        <text:list-item>
          <text:p text:style-name="P90"><text:bookmark text:name="ques90"/><text:span text:style-name="Strong_20_Emphasis">Question 91. Give Examples For 8 I 16 / 32 Bit Microprocessor? </text:span></text:p>
        </text:list-item>
      </text:list>
      <text:p text:style-name="Text_20_body"><text:span text:style-name="Strong_20_Emphasis">Answer :</text:span></text:p>
      <text:p text:style-name="Text_20_body">8-bit Processor - 8085 I Z80 / 6800; 16-bit Processor - 8086 / 68000 / Z8000; 32-bit Processor - 80386 I 80486.</text:p>
      <text:list xml:id="list5421662498041517843" text:style-name="L94">
        <text:list-item>
          <text:p text:style-name="P91"><text:bookmark text:name="ques91"/><text:span text:style-name="Strong_20_Emphasis">Question 92. What Is A Microprocessor? </text:span></text:p>
        </text:list-item>
      </text:list>
      <text:p text:style-name="Text_20_body"><text:span text:style-name="Strong_20_Emphasis">Answer :</text:span></text:p>
      <text:p text:style-name="Text_20_body">Microprocessor is a program-controlled device, which fetches the instructions from memory, decodes and executes the instructions. Most Micro Processor is single- chip devices.</text:p>
      <text:list xml:id="list760239283430656369" text:style-name="L95">
        <text:list-item>
          <text:p text:style-name="P92"><text:bookmark text:name="ques92"/><text:span text:style-name="Strong_20_Emphasis">Question 93. What Command Would You Use To Create An Empty File Without Opening It To Edit It? </text:span></text:p>
        </text:list-item>
      </text:list>
      <text:p text:style-name="Text_20_body"><text:span text:style-name="Strong_20_Emphasis">Answer :</text:span></text:p>
      <text:p text:style-name="Text_20_body">You use the touch command to create an empty file without needing to open it. Answers a and e point to invalid commands, though either of these might actually be aliased to point to a real command. Answers b and c utilize editors, and so do not satisfy the requirements of the question. actually touch is used to change the timestamps of a file if its exits, otherwise a new file with current timestamps will be created.</text:p>
      <text:list xml:id="list5213928638481664864" text:style-name="L96">
        <text:list-item>
          <text:p text:style-name="P93"><text:bookmark text:name="ques93"/><text:span text:style-name="Strong_20_Emphasis">Question 94. What Do You Type To Stop A Hung Process That Resists The Standard Attempts To Shut It Down? </text:span></text:p>
        </text:list-item>
      </text:list>
      <text:p text:style-name="Text_20_body"><text:span text:style-name="Strong_20_Emphasis">Answer :</text:span></text:p>
      <text:p text:style-name="Text_20_body">The kill command by itself tries to allow a process to exit cleanly. You type kill -9 PID, on the other hand, to abruptly stop a process that will not quit by any other means. Also, pressing CtrI+C works for many programs. Answers b and d are only valid in some contexts, and even in those contexts will not work on a hung process.</text:p>
      <text:list xml:id="list2544070280276358479" text:style-name="L97">
        <text:list-item>
          <text:p text:style-name="P94"><text:bookmark text:name="ques94"/><text:span text:style-name="Strong_20_Emphasis">Question 95. Which Two Commands Can You Use To Delete Directories? </text:span></text:p>
        </text:list-item>
      </text:list>
      <text:p text:style-name="Text_20_body"><text:span text:style-name="Strong_20_Emphasis">Answer :</text:span></text:p>
      <text:p text:style-name="Text_20_body">You can use rmdir or rm -rf to delete a directory. Answer a is incorrect, because the rm command without any specific flags will not delete a directory, it will only delete files. Answers d and e point to a non-existent command.</text:p>
      <text:list xml:id="list9055098939803416486" text:style-name="L98">
        <text:list-item>
          <text:p text:style-name="P95"><text:bookmark text:name="ques95"/><text:span text:style-name="Strong_20_Emphasis">Question 96. What Is Difference Between At And Cron? </text:span></text:p>
        </text:list-item>
      </text:list>
      <text:p text:style-name="Text_20_body"><text:soft-page-break/><text:span text:style-name="Strong_20_Emphasis">Answer :</text:span></text:p>
      <text:p text:style-name="Text_20_body">Cron command is used to schedule the task daily at the same time repeatedly ,“at” command is used to schedule the task only once i.e. to run only one time.</text:p>
      <text:list xml:id="list3109894216563703281" text:style-name="L99">
        <text:list-item>
          <text:p text:style-name="P96"><text:bookmark text:name="ques96"/><text:span text:style-name="Strong_20_Emphasis">Question 97. Which Of The Following Tasks Cannot Be Accomplished With The Touch Command? </text:span></text:p>
        </text:list-item>
      </text:list>
      <text:p text:style-name="Text_20_body"><text:span text:style-name="Strong_20_Emphasis">Answer :</text:span></text:p>
      <text:p text:style-name="Text_20_body">The touch command is usually used to modify either a file’s access or modification time. It can also be used to create a new file.</text:p>
      <text:list xml:id="list8893667186593710367" text:style-name="L100">
        <text:list-item>
          <text:p text:style-name="P97"><text:bookmark text:name="ques97"/><text:span text:style-name="Strong_20_Emphasis">Question 98. You Want To Copy The User's Home Directories To A New Location. Which Of The Following Commands Will Accomplish This? </text:span></text:p>
        </text:list-item>
      </text:list>
      <text:p text:style-name="Text_20_body"><text:span text:style-name="Strong_20_Emphasis">Answer :</text:span></text:p>
      <text:p text:style-name="Text_20_body">The -r option tells the cp command to recurs the directories. The -P option retains the original permissions.</text:p>
      <text:list xml:id="list8219034495288533945" text:style-name="L101">
        <text:list-item>
          <text:p text:style-name="P98"><text:bookmark text:name="ques98"/><text:span text:style-name="Strong_20_Emphasis">Question 99. You Read An Article That Lists The Following Command: Dd If=/dev/fdo Bs=512 Of=/new What Does This Accomplish? </text:span></text:p>
        </text:list-item>
      </text:list>
      <text:p text:style-name="Text_20_body"><text:span text:style-name="Strong_20_Emphasis">Answer :</text:span></text:p>
      <text:p text:style-name="Text_20_body">The dd command is a special copy command often used for floppy disks and tapes. The if= option specifies the source; the bs= is the block size; and the of= option is the output.</text:p>
      <text:list xml:id="list2634640601808364444" text:style-name="L102">
        <text:list-item>
          <text:p text:style-name="P99"><text:bookmark text:name="ques99"/><text:span text:style-name="Strong_20_Emphasis">Question 100. You Attempt To Delete A File Called Sales.mem Using The Rm Command But The Command Fails. What Could Be The Problem? </text:span></text:p>
        </text:list-item>
      </text:list>
      <text:p text:style-name="Text_20_body"><text:span text:style-name="Strong_20_Emphasis">Answer :</text:span></text:p>
      <text:p text:style-name="Text_20_body">In order to delete a file, you must have write rights to the directory containing the file.</text:p>
      <text:list xml:id="list3215932997780985644" text:style-name="L103">
        <text:list-item>
          <text:p text:style-name="P100"><text:bookmark text:name="ques100"/><text:span text:style-name="Strong_20_Emphasis">Question 101. You Want To Search For Sale And Sales. What Regular Expression Should You Use? </text:span></text:p>
        </text:list-item>
      </text:list>
      <text:p text:style-name="Text_20_body"><text:span text:style-name="Strong_20_Emphasis">Answer :</text:span></text:p>
      <text:p text:style-name="Text_20_body">Use the asterick (*) to match to zero or more characters. The ‘$‘ matches to any one character so sale$ would not find sale.</text:p>
      <text:list xml:id="list3520716118366181469" text:style-name="L104">
        <text:list-item>
          <text:p text:style-name="P101"><text:bookmark text:name="ques101"/><text:span text:style-name="Strong_20_Emphasis">Question 102. You Want To Know How Many Lines In The Kickoff File Contains 'prize'. Which Of The Following Commands Will Produce The Desired Results? </text:span></text:p>
        </text:list-item>
      </text:list>
      <text:p text:style-name="Text_20_body"><text:span text:style-name="Strong_20_Emphasis">Answer :</text:span></text:p>
      <text:p text:style-name="Text_20_body">Using the -c option with the grep command will show the total number of lines containing the specified pattern rather than displaying the lines containing the pattern.</text:p>
      <text:list xml:id="list3541684743845116258" text:style-name="L105">
        <text:list-item>
          <text:p text:style-name="P102"><text:bookmark text:name="ques102"/><text:span text:style-name="Strong_20_Emphasis">Question 103. You Want To Verify Which Lines In The File Kickoff Contain 'bob'. Which Of The Following Commands Will Accomplish This? </text:span></text:p>
        </text:list-item>
      </text:list>
      <text:p text:style-name="Text_20_body"><text:soft-page-break/><text:span text:style-name="Strong_20_Emphasis">Answer :</text:span></text:p>
      <text:p text:style-name="Text_20_body">The -n option when used with sed prints only the lines containing the pattern. In this case, the pattern is ‘Bob’ and the file to be searched is kickoff.</text:p>
      <text:list xml:id="list381973903864880724" text:style-name="L106">
        <text:list-item>
          <text:p text:style-name="P103"><text:bookmark text:name="ques103"/><text:span text:style-name="Strong_20_Emphasis">Question 104. You Have A File Called Docs.z But Do Not Know What It Is. What Is The Easiest Way To Look At The Contents Of The File? </text:span></text:p>
        </text:list-item>
      </text:list>
      <text:p text:style-name="Text_20_body"><text:span text:style-name="Strong_20_Emphasis">Answer :</text:span></text:p>
      <text:p text:style-name="Text_20_body">The .Z extension indicates that this is a file that has been compressed using the compress utility. The zcat utility provides the ability to display the contents of a compressed file.</text:p>
      <text:list xml:id="list142759670500757077" text:style-name="L107">
        <text:list-item>
          <text:p text:style-name="P104"><text:bookmark text:name="ques104"/><text:span text:style-name="Strong_20_Emphasis">Question 105. After Copying A File To A Floppy Disk, What Should You Do Before Removing The Disk? </text:span></text:p>
        </text:list-item>
      </text:list>
      <text:p text:style-name="Text_20_body"><text:span text:style-name="Strong_20_Emphasis">Answer :</text:span></text:p>
      <text:p text:style-name="Text_20_body">If you do not unmount the floppy before removing it, the files on the floppy may become corrupted.</text:p>
      <text:list xml:id="list7075176414463428823" text:style-name="L108">
        <text:list-item>
          <text:p text:style-name="P105"><text:bookmark text:name="ques105"/><text:span text:style-name="Strong_20_Emphasis">Question 106. You Have Set Quotas For All Your Users But Half Of Your Users Are Using More Space Than They Have Been Allotted. Which Of The Following Could Be The Problem? </text:span></text:p>
        </text:list-item>
      </text:list>
      <text:p text:style-name="Text_20_body"><text:span text:style-name="Strong_20_Emphasis">Answer :</text:span></text:p>
      <text:p text:style-name="Text_20_body">Quotas are set on a partition by partition basis. If your users have home directories on different partitions, you will need to configure quotas for each partition.</text:p>
      <text:list xml:id="list4608734024054281559" text:style-name="L109">
        <text:list-item>
          <text:p text:style-name="P106"><text:bookmark text:name="ques106"/><text:span text:style-name="Strong_20_Emphasis">Question 107. What Command Should You Use To Check The Number Of Files And Disk Space Used And Each User's Defined Quotas? </text:span></text:p>
        </text:list-item>
      </text:list>
      <text:p text:style-name="Text_20_body"><text:span text:style-name="Strong_20_Emphasis">Answer :</text:span></text:p>
      <text:p text:style-name="Text_20_body">The repquota command is used to get a report on the status of the quotas you have set including the amount of allocated space and amount of used space.</text:p>
      <text:list xml:id="list8753205897024657535" text:style-name="L110">
        <text:list-item>
          <text:p text:style-name="P107"><text:bookmark text:name="ques107"/><text:span text:style-name="Strong_20_Emphasis">Question 108. You Have A Large Spreadsheet Located In The /data Directory That Five Different People Need To Be Able To Change. How Can You Enable Each User To Edit The Spreadsheet From Their Individual Home Directories? </text:span></text:p>
        </text:list-item>
      </text:list>
      <text:p text:style-name="Text_20_body"><text:span text:style-name="Strong_20_Emphasis">Answer :</text:span></text:p>
      <text:p text:style-name="Text_20_body">By creating a link to the file in each user’s home directory, each user is able to easily open and edit the spreadsheet. Also, any changes that are made are seen by all the users with access.</text:p>
      <text:list xml:id="list5698612343832499028" text:style-name="L111">
        <text:list-item>
          <text:p text:style-name="P108"><text:bookmark text:name="ques108"/><text:span text:style-name="Strong_20_Emphasis">Question 109. You Have A File Called Sales Data And Create Symbolic Links To It In Bob's Home Directory. Bob Calls You And Says That His Link No Longer Works. How Can You Fix The Link? </text:span></text:p>
        </text:list-item>
      </text:list>
      <text:p text:style-name="Text_20_body"><text:span text:style-name="Strong_20_Emphasis">Answer :</text:span></text:p>
      <text:p text:style-name="Text_20_body">Because the link in bob’s directory is a symbolic link, if the file sales data in the /data directory is deleted, the symbolic link will no longer work.</text:p>
      <text:list xml:id="list8411174564502633474" text:style-name="L112">
        <text:list-item>
          <text:p text:style-name="P109"><text:bookmark text:name="ques109"/><text:soft-page-break/><text:span text:style-name="Strong_20_Emphasis">Question 110. What Is Meant By Sticky Bit? </text:span></text:p>
        </text:list-item>
      </text:list>
      <text:p text:style-name="Text_20_body"><text:span text:style-name="Strong_20_Emphasis">Answer :</text:span></text:p>
      <text:p text:style-name="Text_20_body">When the sticky bit is set on a world writable directory, only the owner can delete any file contained in that directory.</text:p>
      <text:list xml:id="list5179251674453614593" text:style-name="L113">
        <text:list-item>
          <text:p text:style-name="P110"><text:bookmark text:name="ques110"/><text:span text:style-name="Strong_20_Emphasis">Question 111. Your Default Umask Is 002. What Does This Mean? </text:span></text:p>
        </text:list-item>
      </text:list>
      <text:p text:style-name="Text_20_body"><text:span text:style-name="Strong_20_Emphasis">Answer :</text:span></text:p>
      <text:p text:style-name="Text_20_body">The digits of your umask represent owner, group and others in that order. <text:line-break/>The 0 gives read and write for files and the 2 gives read only for files.</text:p>
      <text:list xml:id="list8096334766860119536" text:style-name="L114">
        <text:list-item>
          <text:p text:style-name="P111"><text:bookmark text:name="ques111"/><text:span text:style-name="Strong_20_Emphasis">Question 112. Which Of The Following Commands Will Replace All Occurrences Of The Word Rate With The Word Speed In The File Racing? </text:span></text:p>
        </text:list-item>
      </text:list>
      <text:p text:style-name="Text_20_body"><text:span text:style-name="Strong_20_Emphasis">Answer :</text:span></text:p>
      <text:p text:style-name="Text_20_body">When using sed to do a search and replace, its default action is to only replace the first occurrence in each line. Adding the ‘g’ makes sed replace all occurrences of the search term even when it occurs multiple times on the same line.</text:p>
      <text:list xml:id="list6783671734621204051" text:style-name="L115">
        <text:list-item>
          <text:p text:style-name="P112"><text:bookmark text:name="ques112"/><text:span text:style-name="Strong_20_Emphasis">Question 113. You Have A Tab Delimited File Called Phonenos And Want To Change Each Tab To Four Spaces. What Command Can You Use To Accomplish This? </text:span></text:p>
        </text:list-item>
      </text:list>
      <text:p text:style-name="Text_20_body"><text:span text:style-name="Strong_20_Emphasis">Answer :</text:span></text:p>
      <text:p text:style-name="Text_20_body">By default, expand converts tabs to eight spaces. Use the -t option to change this behavior.</text:p>
      <text:list xml:id="list1015060718379799314" text:style-name="L116">
        <text:list-item>
          <text:p text:style-name="P113"><text:bookmark text:name="ques113"/><text:span text:style-name="Strong_20_Emphasis">Question 114. You Issue The Command Head * What Would The Resulting Output Be?</text:span></text:p>
        </text:list-item>
      </text:list>
      <text:p text:style-name="Text_20_body"><text:span text:style-name="Strong_20_Emphasis">Answer :</text:span></text:p>
      <text:p text:style-name="Text_20_body">If the number of lines to display is not specified, the first ten lines of the specified file are displayed. The asterick tells head to display the content of each file in the present working directory.</text:p>
      <text:list xml:id="list5723385532758802886" text:style-name="L117">
        <text:list-item>
          <text:p text:style-name="P114"><text:bookmark text:name="ques114"/><text:span text:style-name="Strong_20_Emphasis">Question 115. What Text Filter Can You Use To Display A Binary File In Octal Numbers? </text:span></text:p>
        </text:list-item>
      </text:list>
      <text:p text:style-name="Text_20_body"><text:span text:style-name="Strong_20_Emphasis">Answer :</text:span></text:p>
      <text:p text:style-name="Text_20_body">The od text filter will dumpt the contents of a file and display it in 2-byte octal numbers.</text:p>
      <text:list xml:id="list2131559117257729133" text:style-name="L118">
        <text:list-item>
          <text:p text:style-name="P115"><text:bookmark text:name="ques115"/><text:span text:style-name="Strong_20_Emphasis">Question 116. What Would Be The Result Of The Command Paste -s Dog Cat? </text:span></text:p>
        </text:list-item>
      </text:list>
      <text:p text:style-name="Text_20_body"><text:span text:style-name="Strong_20_Emphasis">Answer :</text:span></text:p>
      <text:p text:style-name="Text_20_body">The paste text filter usually joins two files separating the corresponding lines with a tab. The -s option, however, will cause paste to display the first file, dog, then a new line character, and then the file cat.</text:p>
      <text:list xml:id="list4324289475025167318" text:style-name="L119">
        <text:list-item>
          <text:p text:style-name="P116"><text:bookmark text:name="ques116"/><text:span text:style-name="Strong_20_Emphasis">Question 117. You Wish To Print The File Vacations With 60 Lines To A Page. Which Of The Following Commands Will Accomplish This? </text:span></text:p>
        </text:list-item>
      </text:list>
      <text:p text:style-name="Text_20_body"><text:span text:style-name="Strong_20_Emphasis">Answer :</text:span></text:p>
      <text:p text:style-name="Text_20_body"><text:soft-page-break/>The default page length when using pr is 66 lines. The -l option is used to specify a different length.</text:p>
      <text:list xml:id="list379215138974142935" text:style-name="L120">
        <text:list-item>
          <text:p text:style-name="P117"><text:bookmark text:name="ques117"/><text:span text:style-name="Strong_20_Emphasis">Question 118. What Would Be The Result Of Issuing The Command Cat Phonenos? </text:span></text:p>
        </text:list-item>
      </text:list>
      <text:p text:style-name="Text_20_body"><text:span text:style-name="Strong_20_Emphasis">Answer :</text:span></text:p>
      <text:p text:style-name="Text_20_body">The tac text filter is a reverse cat. It displays a file starting with the last line and ending with the first line.</text:p>
      <text:list xml:id="list2612435827074604266" text:style-name="L121">
        <text:list-item>
          <text:p text:style-name="P118"><text:bookmark text:name="ques118"/><text:span text:style-name="Strong_20_Emphasis">Question 119. You Need To See The Last Fifteen Lines Of The Files Dog, Cat And Horse. What Command Should You Use? </text:span></text:p>
        </text:list-item>
      </text:list>
      <text:p text:style-name="Text_20_body"><text:span text:style-name="Strong_20_Emphasis">Answer :</text:span></text:p>
      <text:p text:style-name="Text_20_body">The tail utility displays the end of a file. The -15 tells tail to display the last fifteen lines of each specified file.</text:p>
      <text:list xml:id="list655778120654871994" text:style-name="L122">
        <text:list-item>
          <text:p text:style-name="P119"><text:bookmark text:name="ques119"/><text:span text:style-name="Strong_20_Emphasis">Question 120. What Is The Real Mean Of Dhcp? </text:span></text:p>
        </text:list-item>
      </text:list>
      <text:p text:style-name="Text_20_body"><text:span text:style-name="Strong_20_Emphasis">Answer :</text:span></text:p>
      <text:p text:style-name="Text_20_body">Dynamic addressing simplifies network administration because the s/w keeps track of IP addresses rather than requiring an administrator to manage the task. That means new computer can be added to the network without any risk of manually assigning unique IP address.</text:p>
      <text:list xml:id="list2467395299576142935" text:style-name="L123">
        <text:list-item>
          <text:p text:style-name="P120"><text:bookmark text:name="ques120"/><text:span text:style-name="Strong_20_Emphasis">Question 121. What Is Nfs? What Is Its Job? </text:span></text:p>
        </text:list-item>
      </text:list>
      <text:p text:style-name="Text_20_body"><text:span text:style-name="Strong_20_Emphasis">Answer :</text:span></text:p>
      <text:p text:style-name="Text_20_body">NFS stands for Network File System. NFS enables filesystems physically residing on one computer system to be used by other computers in the network, appearing to users on the remote host as just another local disk.</text:p>
      <text:list xml:id="list3206968813723567057" text:style-name="L124">
        <text:list-item>
          <text:p text:style-name="P121"><text:bookmark text:name="ques121"/><text:span text:style-name="Strong_20_Emphasis">Question 122. In Linux Os, What Is The File Server? </text:span></text:p>
        </text:list-item>
      </text:list>
      <text:p text:style-name="Text_20_body"><text:span text:style-name="Strong_20_Emphasis">Answer :</text:span></text:p>
      <text:p text:style-name="Text_20_body">The file server is a machine that shares its disk storage and files with other machines on the network.</text:p>
      <text:list xml:id="list3492474487774547143" text:style-name="L125">
        <text:list-item>
          <text:p text:style-name="P122"><text:bookmark text:name="ques122"/><text:span text:style-name="Strong_20_Emphasis">Question 123. What Are The Techniques That You Use To Handle The Collisions In Hash Tables? </text:span></text:p>
        </text:list-item>
      </text:list>
      <text:p text:style-name="Text_20_body"><text:span text:style-name="Strong_20_Emphasis">Answer :</text:span></text:p>
      <text:p text:style-name="Text_20_body">We can use two major techniques to handle the collisions. They are open addressing and separate chaining. In open addressing, data items that hash to a full array cell are placed in another cell in the array. In separate chaining, each array element consists of a linked list. All data items hashing to a given array index are inserted in that list.</text:p>
      <text:list xml:id="list1553902472903802404" text:style-name="L126">
        <text:list-item>
          <text:p text:style-name="P123"><text:bookmark text:name="ques123"/><text:span text:style-name="Strong_20_Emphasis">Question 124. What Is The Major Advantage Of A Hash Table? </text:span></text:p>
        </text:list-item>
      </text:list>
      <text:p text:style-name="Text_20_body"><text:span text:style-name="Strong_20_Emphasis">Answer :</text:span></text:p>
      <text:p text:style-name="Text_20_body"><text:soft-page-break/>The major advantage of a hash table is its speed. Because the hash function is to take a range of key values and transform them into index values in such a way that the key values are distributed randomly across all the indices of a hash table.</text:p>
      <text:list xml:id="list8295712318319558679" text:style-name="L127">
        <text:list-item>
          <text:p text:style-name="P124"><text:bookmark text:name="ques124"/><text:span text:style-name="Strong_20_Emphasis">Question 125. What Is Write Command? </text:span></text:p>
        </text:list-item>
      </text:list>
      <text:p text:style-name="Text_20_body"><text:span text:style-name="Strong_20_Emphasis">Answer :</text:span></text:p>
      <text:p text:style-name="Text_20_body">The write command enables you to write an actual message on the other terminal online. You have to issue the write command with the login ID of the user with whom you want to communicate. The write command informs the user at the other end that there is a message from another user. write pastes that message onto the other user’s terminal if their terminal’s write permissions are set. Even if they are in the middle of an edit session, write overwrites whatever is on the screen. The edit session contents are not corrupted; you can restore the original screen on most editors with Ctrl-L. write is mostly used for one-way communication, but you can have an actual conversation as well.</text:p>
      <text:list xml:id="list4143755345813367358" text:style-name="L128">
        <text:list-item>
          <text:p text:style-name="P125"><text:bookmark text:name="ques125"/><text:span text:style-name="Strong_20_Emphasis">Question 126. Why You Shouldn't Use The Root Login? </text:span></text:p>
        </text:list-item>
      </text:list>
      <text:p text:style-name="Text_20_body"><text:span text:style-name="Strong_20_Emphasis">Answer :</text:span></text:p>
      <text:p text:style-name="Text_20_body">The root login does not restrict you in any way. When you log in as root, you become the system. The root login is also sometimes called the super user login. With one simple command, issued either on purpose or by accident, you can destroy your entire Linux installation. For this reason, use the root login only when necessary. Avoid experimenting with commands when you do log in as root.</text:p>
      <text:list xml:id="list8032083025897761021" text:style-name="L129">
        <text:list-item>
          <text:p text:style-name="P126"><text:bookmark text:name="ques126"/><text:span text:style-name="Strong_20_Emphasis">Question 127. How Big Should The Swap-space Partition Be? </text:span></text:p>
        </text:list-item>
      </text:list>
      <text:p text:style-name="Text_20_body"><text:span text:style-name="Strong_20_Emphasis">Answer :</text:span></text:p>
      <text:p text:style-name="Text_20_body">Swap space is used as an extension of physical RAM, the more RAM you have, the less swap space is required. You can add the amount of swap space and the amount of RAM together to get the amount of RAM Linux will use. For example, if you have 8MB of RAM on your machine’s motherboard, and a 16MB swap-space partition, Linux will behave as though you had 24MB of total RAM.</text:p>
      <text:list xml:id="list7107343176746349415" text:style-name="L130">
        <text:list-item>
          <text:p text:style-name="P127"><text:bookmark text:name="ques127"/><text:span text:style-name="Strong_20_Emphasis">Question 128. Which Field Is Used To Define The User's Default Shell? </text:span></text:p>
        </text:list-item>
      </text:list>
      <text:p text:style-name="Text_20_body"><text:span text:style-name="Strong_20_Emphasis">Answer :</text:span></text:p>
      <text:p text:style-name="Text_20_body">command-The last field, called either command or login command, is used to specify what shell the user will use when he logs in.</text:p>
      <text:list xml:id="list2174789542946002793" text:style-name="L131">
        <text:list-item>
          <text:p text:style-name="P128"><text:bookmark text:name="ques128"/><text:span text:style-name="Strong_20_Emphasis">Question 129. When You Create A New Partition, You Need To Designate Its Size By Defining The Starting And Ending? </text:span></text:p>
        </text:list-item>
      </text:list>
      <text:p text:style-name="Text_20_body"><text:span text:style-name="Strong_20_Emphasis">Answer :</text:span></text:p>
      <text:p text:style-name="Text_20_body">cylinders-When creating a new partition you must first specify its starting cylinder. You can then either specify its size or the ending cylinder.</text:p>
      <text:list xml:id="list3489846503756701364" text:style-name="L132">
        <text:list-item>
          <text:p text:style-name="P129"><text:bookmark text:name="ques129"/><text:soft-page-break/><text:span text:style-name="Strong_20_Emphasis">Question 130. What Can You Type At A Command Line To Determine Which Shell You Are Using? </text:span></text:p>
        </text:list-item>
      </text:list>
      <text:p text:style-name="Text_20_body"><text:span text:style-name="Strong_20_Emphasis">Answer :</text:span></text:p>
      <text:p text:style-name="Text_20_body">echo $SHELL-The name and path to the shell you are using is saved to the SHELL environment variable. You can then use the echo command to print out the value of any variable by preceding the variable’s name with $. Therefore, typing echo $SHELL will display the name of your shell.</text:p>
      <text:list xml:id="list1129697758235364005" text:style-name="L133">
        <text:list-item>
          <text:p text:style-name="P130"><text:bookmark text:name="ques130"/><text:span text:style-name="Strong_20_Emphasis">Question 131. In Order To Display The Last Five Commands You Have Entered Using The Fc Command, You Would Type? </text:span></text:p>
        </text:list-item>
      </text:list>
      <text:p text:style-name="Text_20_body"><text:span text:style-name="Strong_20_Emphasis">Answer :</text:span></text:p>
      <text:p text:style-name="Text_20_body">fc -5-The fc command can be used to edit or rerun commands you have previously entered. To specify the number of commands to list, use -n.</text:p>
      <text:list xml:id="list5889166729192011914" text:style-name="L134">
        <text:list-item>
          <text:p text:style-name="P131"><text:bookmark text:name="ques131"/><text:span text:style-name="Strong_20_Emphasis">Question 132. What Command Should You Use To Check Your File System? </text:span></text:p>
        </text:list-item>
      </text:list>
      <text:p text:style-name="Text_20_body"><text:span text:style-name="Strong_20_Emphasis">Answer :</text:span></text:p>
      <text:p text:style-name="Text_20_body">fsck-The fsck command is used to check the integrity of the file system on your disk.</text:p>
      <text:list xml:id="list1536679941748144111" text:style-name="L135">
        <text:list-item>
          <text:p text:style-name="P132"><text:bookmark text:name="ques132"/><text:span text:style-name="Strong_20_Emphasis">Question 133. What File Defines The Levels Of Messages Written To System Log Files? </text:span></text:p>
        </text:list-item>
      </text:list>
      <text:p text:style-name="Text_20_body"><text:span text:style-name="Strong_20_Emphasis">Answer :</text:span></text:p>
      <text:p text:style-name="Text_20_body">kernel.h-To determine the various levels of messages that are defined on your system, examine the kernel.h file.</text:p>
      <text:list xml:id="list6664767204259172732" text:style-name="L136">
        <text:list-item>
          <text:p text:style-name="P133"><text:bookmark text:name="ques133"/><text:span text:style-name="Strong_20_Emphasis">Question 134. What Account Is Created When You Install Linux? </text:span></text:p>
        </text:list-item>
      </text:list>
      <text:p text:style-name="Text_20_body"><text:span text:style-name="Strong_20_Emphasis">Answer :</text:span></text:p>
      <text:p text:style-name="Text_20_body">root-Whenever you install Linux, only one user account is created. This is the super user account also known as root.</text:p>
      <text:list xml:id="list8995182874971042661" text:style-name="L137">
        <text:list-item>
          <text:p text:style-name="P134"><text:bookmark text:name="ques134"/><text:span text:style-name="Strong_20_Emphasis">Question 135. What Daemon Is Responsible For Tracking Events On Your System? </text:span></text:p>
        </text:list-item>
      </text:list>
      <text:p text:style-name="Text_20_body"><text:span text:style-name="Strong_20_Emphasis">Answer :</text:span></text:p>
      <text:p text:style-name="Text_20_body">Syslogd-The syslogd daemon is responsible for tracking system information and saving it to specified log flies.</text:p>
      <text:list xml:id="list802406124828300837" text:style-name="L138">
        <text:list-item>
          <text:p text:style-name="P135"><text:bookmark text:name="ques135"/><text:span text:style-name="Strong_20_Emphasis">Question 136. Where Standard Output Is Usually Directed? </text:span></text:p>
        </text:list-item>
      </text:list>
      <text:p text:style-name="Text_20_body"><text:span text:style-name="Strong_20_Emphasis">Answer :</text:span></text:p>
      <text:p text:style-name="Text_20_body">To the screen or display-By default, your shell directs standard output to your screen or display.</text:p>
      <text:list xml:id="list8578945595870681694" text:style-name="L139">
        <text:list-item>
          <text:p text:style-name="P136"><text:bookmark text:name="ques136"/><text:span text:style-name="Strong_20_Emphasis">Question 137. What Utility Can You Use To Show A Dynamic Listing Of Running Processes? </text:span></text:p>
        </text:list-item>
      </text:list>
      <text:p text:style-name="Text_20_body"><text:span text:style-name="Strong_20_Emphasis">Answer :</text:span></text:p>
      <text:p text:style-name="Text_20_body">Top-The top utility shows a listing of all running processes that is dynamically updated.</text:p>
      <text:list xml:id="list2414718039346190668" text:style-name="L140">
        <text:list-item>
          <text:p text:style-name="P137"><text:bookmark text:name="ques137"/><text:soft-page-break/><text:span text:style-name="Strong_20_Emphasis">Question 138. Who Owns The Data Dictionary? </text:span></text:p>
        </text:list-item>
      </text:list>
      <text:p text:style-name="Text_20_body"><text:span text:style-name="Strong_20_Emphasis">Answer :</text:span></text:p>
      <text:p text:style-name="Text_20_body">The SYS user owns the data dictionary. The SYS and SYSTEM users are created when the database is created.</text:p>
      <text:list xml:id="list6087407613681418665" text:style-name="L141">
        <text:list-item>
          <text:p text:style-name="P138"><text:bookmark text:name="ques138"/><text:span text:style-name="Strong_20_Emphasis">Question 139. What Command Can You Use To Review Boot Messages?</text:span></text:p>
        </text:list-item>
      </text:list>
      <text:p text:style-name="Text_20_body"><text:span text:style-name="Strong_20_Emphasis">Answer :</text:span></text:p>
      <text:p text:style-name="Text_20_body">dmesg<text:line-break/>The dmesg command displays the system messages contained in the kernel ring buffer.<text:line-break/>By using this command immediately after booting your computer, you will see the boot messages.</text:p>
      <text:list xml:id="list4154651672450457052" text:style-name="L142">
        <text:list-item>
          <text:p text:style-name="P139"><text:bookmark text:name="ques139"/><text:span text:style-name="Strong_20_Emphasis">Question 140. What Is The Minimum Number Of Partitions You Need To Install Linux?</text:span></text:p>
        </text:list-item>
      </text:list>
      <text:p text:style-name="Text_20_body"><text:span text:style-name="Strong_20_Emphasis">Answer :</text:span></text:p>
      <text:p text:style-name="Text_20_body">2<text:line-break/>Linux can be installed on two partitions, one as / which will contain all files and a swap partition.</text:p>
      <text:list xml:id="list9211045146542245381" text:style-name="L143">
        <text:list-item>
          <text:p text:style-name="P140"><text:bookmark text:name="ques140"/><text:span text:style-name="Strong_20_Emphasis">Question 141. What Is The Name And Path Of The Main System Log?</text:span></text:p>
        </text:list-item>
      </text:list>
      <text:p text:style-name="Text_20_body"><text:span text:style-name="Strong_20_Emphasis">Answer :</text:span></text:p>
      <text:p text:style-name="Text_20_body">/var/log/messages<text:line-break/>By default, the main system log is /var/log/messages.</text:p>
      <text:list xml:id="list3422928758442826169" text:style-name="L144">
        <text:list-item>
          <text:p text:style-name="P141"><text:bookmark text:name="ques141"/><text:span text:style-name="Strong_20_Emphasis">Question 142. What Utility Can You Use To Automate Rotation Of Logs?</text:span></text:p>
        </text:list-item>
      </text:list>
      <text:p text:style-name="Text_20_body"><text:span text:style-name="Strong_20_Emphasis">Answer :</text:span></text:p>
      <text:p text:style-name="Text_20_body">logrotate<text:line-break/>The logrotate command can be used to automate the rotation of various logs.</text:p>
      <text:list xml:id="list2553912049041929697" text:style-name="L145">
        <text:list-item>
          <text:p text:style-name="P142"><text:bookmark text:name="ques142"/><text:span text:style-name="Strong_20_Emphasis">Question 143. What Key Combination Can You Press To Suspend A Running Job And Place It In The Background?</text:span></text:p>
        </text:list-item>
      </text:list>
      <text:p text:style-name="Text_20_body"><text:span text:style-name="Strong_20_Emphasis">Answer :</text:span></text:p>
      <text:p text:style-name="Text_20_body">ctrl-z<text:line-break/>Using ctrl-z will suspend a job and put it in the background.</text:p>
      <text:list xml:id="list2894283515406407650" text:style-name="L146">
        <text:list-item>
          <text:p text:style-name="P143"><text:bookmark text:name="ques143"/><text:span text:style-name="Strong_20_Emphasis">Question 144. What Command Is Used To Remove The Password Assigned To A Group?</text:span></text:p>
        </text:list-item>
      </text:list>
      <text:p text:style-name="Text_20_body"><text:span text:style-name="Strong_20_Emphasis">Answer :</text:span></text:p>
      <text:p text:style-name="Text_20_body">gpasswd -r<text:line-break/>The gpasswd command is used to change the password assigned to a group. Use the -r option to remove the password from the group.</text:p>
      <text:list xml:id="list8971432862054415328" text:style-name="L147">
        <text:list-item>
          <text:p text:style-name="P144"><text:bookmark text:name="ques144"/><text:soft-page-break/><text:span text:style-name="Strong_20_Emphasis">Question 145. In Order To Improve Your System's Security You Decide To Implement Shadow Passwords. What Command Should You Use?</text:span></text:p>
        </text:list-item>
      </text:list>
      <text:p text:style-name="Text_20_body"><text:span text:style-name="Strong_20_Emphasis">Answer :</text:span></text:p>
      <text:p text:style-name="Text_20_body">The pwconv command creates the file /etc/shadow and changes all passwords to 'x' in the /etc/passwd file.</text:p>
      <text:list xml:id="list4787060772675835786" text:style-name="L148">
        <text:list-item>
          <text:p text:style-name="P145"><text:bookmark text:name="ques145"/><text:span text:style-name="Strong_20_Emphasis">Question 146. What Command Should You Use To Check The Number Of Files And Disk Space Used And Each User's Defined Quotas?</text:span></text:p>
        </text:list-item>
      </text:list>
      <text:p text:style-name="Text_20_body"><text:span text:style-name="Strong_20_Emphasis">Answer :</text:span></text:p>
      <text:p text:style-name="Text_20_body">The repquota command is used to get a report on the status of the quotas you have set including the amount of allocated space and amount of used space.</text:p>
      <text:list xml:id="list307061701212824599" text:style-name="L149">
        <text:list-item>
          <text:p text:style-name="P146"><text:bookmark text:name="ques146"/><text:span text:style-name="Strong_20_Emphasis">Question 147. You Have A File Called Phonenos That Is Almost 4,000 Lines Long. What Text Filter Can You Use To Split It Into Four Pieces Each 1,000 Lines Long?</text:span></text:p>
        </text:list-item>
      </text:list>
      <text:p text:style-name="Text_20_body"><text:span text:style-name="Strong_20_Emphasis">Answer :</text:span></text:p>
      <text:p text:style-name="Text_20_body">The split text filter will divide files into equally sized pieces. The default length of each piece is 1,000 lines.</text:p>
      <text:list xml:id="list2799042166188591323" text:style-name="L150">
        <text:list-item>
          <text:p text:style-name="P147"><text:bookmark text:name="ques147"/><text:span text:style-name="Strong_20_Emphasis">Question 148. You Want To Create A Compressed Backup Of The Users' Home Directories. What Utility Should You Use?</text:span></text:p>
        </text:list-item>
      </text:list>
      <text:p text:style-name="Text_20_body"><text:span text:style-name="Strong_20_Emphasis">Answer :</text:span></text:p>
      <text:p text:style-name="Text_20_body">You can use the z modifier with tar to compress your archive at the same time as creating it.</text:p>
      <text:list xml:id="list646164950289247379" text:style-name="L151">
        <text:list-item>
          <text:p text:style-name="P148"><text:bookmark text:name="ques148"/><text:span text:style-name="Strong_20_Emphasis">Question 149. You Wish To Restore The File Memo.ben Which Was Backed Up In The Tarfile Mybackup.tar. What Command Should You Type?</text:span></text:p>
        </text:list-item>
      </text:list>
      <text:p text:style-name="Text_20_body"><text:span text:style-name="Strong_20_Emphasis">Answer :</text:span></text:p>
      <text:p text:style-name="Text_20_body">This command uses the x switch to extract a file. Here the file memo.ben will be restored from the tarfile MyBackup.tar.</text:p>
      <text:list xml:id="list8095881759711368761" text:style-name="L152">
        <text:list-item>
          <text:p text:style-name="P149"><text:bookmark text:name="ques149"/><text:span text:style-name="Strong_20_Emphasis">Question 150. Where Is Standard Output Usually Directed?</text:span></text:p>
        </text:list-item>
      </text:list>
      <text:p text:style-name="Text_20_body"><text:span text:style-name="Strong_20_Emphasis">Answer :</text:span></text:p>
      <text:p text:style-name="Text_20_body">By default, your shell directs standard output to your screen or display.</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1T17:52:08.101709490</meta:creation-date>
    <dc:date>2019-11-11T18:14:26.168734765</dc:date>
    <meta:editing-duration>PT1M57S</meta:editing-duration>
    <meta:editing-cycles>1</meta:editing-cycles>
    <meta:document-statistic meta:table-count="0" meta:image-count="0" meta:object-count="11" meta:page-count="30" meta:paragraph-count="622" meta:word-count="9905" meta:character-count="55549" meta:non-whitespace-character-count="46190"/>
    <meta:generator>LibreOffice/5.1.6.2$Linux_X86_64 LibreOffice_project/10m0$Build-2</meta:generator>
  </office:meta>
</office:document-meta>
</file>